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Text_20_body" style:list-style-name="L149">
    </style:style>
    <style:style style:name="P159" style:family="paragraph" style:parent-style-name="Text_20_body" style:list-style-name="L150">
      <style:paragraph-properties fo:margin-top="0in" fo:margin-bottom="0in"/>
    </style:style>
    <style:style style:name="P160" style:family="paragraph" style:parent-style-name="Text_20_body" style:list-style-name="L151">
      <style:paragraph-properties fo:margin-top="0in" fo:margin-bottom="0in"/>
    </style:style>
    <style:style style:name="P161" style:family="paragraph" style:parent-style-name="Text_20_body" style:list-style-name="L152">
      <style:paragraph-properties fo:margin-top="0in" fo:margin-bottom="0in"/>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style>
    <style:style style:name="P183" style:family="paragraph" style:parent-style-name="Text_20_body" style:list-style-name="L174">
      <style:paragraph-properties fo:margin-top="0in" fo:margin-bottom="0in"/>
    </style:style>
    <style:style style:name="P184" style:family="paragraph" style:parent-style-name="Text_20_body" style:list-style-name="L175">
    </style:style>
    <style:style style:name="P185" style:family="paragraph" style:parent-style-name="Text_20_body" style:list-style-name="L176">
    </style:style>
    <style:style style:name="P186" style:family="paragraph" style:parent-style-name="Text_20_body" style:list-style-name="L177">
    </style:style>
    <style:style style:name="P187" style:family="paragraph" style:parent-style-name="Text_20_body" style:list-style-name="L178">
    </style:style>
    <style:style style:name="P188" style:family="paragraph" style:parent-style-name="Text_20_body" style:list-style-name="L179">
    </style:style>
    <style:style style:name="P189" style:family="paragraph" style:parent-style-name="Text_20_body" style:list-style-name="L180">
      <style:paragraph-properties fo:margin-top="0in" fo:margin-bottom="0in"/>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paragraph-properties fo:margin-top="0in" fo:margin-bottom="0in"/>
    </style:style>
    <style:style style:name="P193" style:family="paragraph" style:parent-style-name="Text_20_body" style:list-style-name="L184">
      <style:paragraph-properties fo:margin-top="0in" fo:margin-bottom="0in"/>
    </style:style>
    <style:style style:name="P194" style:family="paragraph" style:parent-style-name="Text_20_body" style:list-style-name="L185">
      <style:paragraph-properties fo:margin-top="0in" fo:margin-bottom="0in"/>
    </style:style>
    <style:style style:name="P195" style:family="paragraph" style:parent-style-name="Text_20_body" style:list-style-name="L186">
      <style:paragraph-properties fo:margin-top="0in" fo:margin-bottom="0in"/>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style>
    <style:style style:name="P203" style:family="paragraph" style:parent-style-name="Text_20_body" style:list-style-name="L194">
    </style:style>
    <style:style style:name="P204" style:family="paragraph" style:parent-style-name="Text_20_body" style:list-style-name="L195">
    </style:style>
    <style:style style:name="P205" style:family="paragraph" style:parent-style-name="Text_20_body" style:list-style-name="L196">
      <style:paragraph-properties fo:margin-top="0in" fo:margin-bottom="0in"/>
    </style:style>
    <style:style style:name="P206" style:family="paragraph" style:parent-style-name="Text_20_body" style:list-style-name="L197">
      <style:paragraph-properties fo:margin-top="0in" fo:margin-bottom="0in"/>
    </style:style>
    <style:style style:name="P207" style:family="paragraph" style:parent-style-name="Text_20_body" style:list-style-name="L198">
    </style:style>
    <style:style style:name="P208" style:family="paragraph" style:parent-style-name="Text_20_body" style:list-style-name="L199">
      <style:paragraph-properties fo:margin-top="0in" fo:margin-bottom="0in"/>
    </style:style>
    <style:style style:name="P209" style:family="paragraph" style:parent-style-name="Text_20_body" style:list-style-name="L200">
    </style:style>
    <style:style style:name="P210" style:family="paragraph" style:parent-style-name="Text_20_body" style:list-style-name="L201">
      <style:paragraph-properties fo:margin-top="0in" fo:margin-bottom="0in"/>
    </style:style>
    <style:style style:name="P211" style:family="paragraph" style:parent-style-name="Text_20_body" style:list-style-name="L202">
      <style:paragraph-properties fo:margin-top="0in" fo:margin-bottom="0in"/>
    </style:style>
    <style:style style:name="P212" style:family="paragraph" style:parent-style-name="Text_20_body" style:list-style-name="L203">
    </style:style>
    <style:style style:name="P213" style:family="paragraph" style:parent-style-name="Text_20_body" style:list-style-name="L204">
      <style:paragraph-properties fo:margin-top="0in" fo:margin-bottom="0in"/>
    </style:style>
    <style:style style:name="P214" style:family="paragraph" style:parent-style-name="Text_20_body" style:list-style-name="L205">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paragraph-properties fo:margin-top="0in" fo:margin-bottom="0in"/>
    </style:style>
    <style:style style:name="P219" style:family="paragraph" style:parent-style-name="Text_20_body" style:list-style-name="L210">
      <style:paragraph-properties fo:margin-top="0in" fo:margin-bottom="0in"/>
    </style:style>
    <style:style style:name="P220" style:family="paragraph" style:parent-style-name="Text_20_body" style:list-style-name="L211">
    </style:style>
    <style:style style:name="P221" style:family="paragraph" style:parent-style-name="Text_20_body" style:list-style-name="L212">
    </style:style>
    <style:style style:name="P222" style:family="paragraph" style:parent-style-name="Text_20_body" style:list-style-name="L213">
    </style:style>
    <style:style style:name="P223" style:family="paragraph" style:parent-style-name="Text_20_body" style:list-style-name="L214">
    </style:style>
    <style:style style:name="P224" style:family="paragraph" style:parent-style-name="Text_20_body" style:list-style-name="L215">
    </style:style>
    <style:style style:name="P225" style:family="paragraph" style:parent-style-name="Text_20_body" style:list-style-name="L216">
      <style:paragraph-properties fo:margin-top="0in" fo:margin-bottom="0in"/>
    </style:style>
    <style:style style:name="P226" style:family="paragraph" style:parent-style-name="Text_20_body" style:list-style-name="L217">
    </style:style>
    <style:style style:name="P227" style:family="paragraph" style:parent-style-name="Text_20_body" style:list-style-name="L218">
      <style:paragraph-properties fo:margin-top="0in" fo:margin-bottom="0in"/>
    </style:style>
    <style:style style:name="P228" style:family="paragraph" style:parent-style-name="Text_20_body" style:list-style-name="L219">
    </style:style>
    <style:style style:name="P229" style:family="paragraph" style:parent-style-name="Text_20_body" style:list-style-name="L220">
      <style:paragraph-properties fo:margin-top="0in" fo:margin-bottom="0in"/>
    </style:style>
    <style:style style:name="P230" style:family="paragraph" style:parent-style-name="Text_20_body" style:list-style-name="L221">
      <style:paragraph-properties fo:margin-top="0in" fo:margin-bottom="0in"/>
    </style:style>
    <style:style style:name="P231" style:family="paragraph" style:parent-style-name="Text_20_body" style:list-style-name="L222">
      <style:paragraph-properties fo:margin-top="0in" fo:margin-bottom="0in"/>
    </style:style>
    <style:style style:name="P232" style:family="paragraph" style:parent-style-name="Text_20_body" style:list-style-name="L223">
      <style:paragraph-properties fo:margin-top="0in" fo:margin-bottom="0in"/>
    </style:style>
    <style:style style:name="P233" style:family="paragraph" style:parent-style-name="Text_20_body" style:list-style-name="L224">
      <style:paragraph-properties fo:margin-top="0in" fo:margin-bottom="0in"/>
    </style:style>
    <style:style style:name="P234" style:family="paragraph" style:parent-style-name="Text_20_body" style:list-style-name="L225">
      <style:paragraph-properties fo:margin-top="0in" fo:margin-bottom="0in"/>
    </style:style>
    <style:style style:name="P235" style:family="paragraph" style:parent-style-name="Text_20_body" style:list-style-name="L226">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paragraph-properties fo:margin-top="0in" fo:margin-bottom="0in"/>
    </style:style>
    <style:style style:name="P238" style:family="paragraph" style:parent-style-name="Text_20_body" style:list-style-name="L229">
      <style:paragraph-properties fo:margin-top="0in" fo:margin-bottom="0in"/>
    </style:style>
    <style:style style:name="P239" style:family="paragraph" style:parent-style-name="Text_20_body" style:list-style-name="L230">
      <style:paragraph-properties fo:margin-top="0in" fo:margin-bottom="0in"/>
    </style:style>
    <style:style style:name="P240" style:family="paragraph" style:parent-style-name="Text_20_body" style:list-style-name="L231">
      <style:paragraph-properties fo:margin-top="0in" fo:margin-bottom="0in"/>
    </style:style>
    <style:style style:name="P241" style:family="paragraph" style:parent-style-name="Text_20_body" style:list-style-name="L232">
      <style:paragraph-properties fo:margin-top="0in" fo:margin-bottom="0in"/>
    </style:style>
    <style:style style:name="P242" style:family="paragraph" style:parent-style-name="Text_20_body" style:list-style-name="L233">
    </style:style>
    <style:style style:name="P243" style:family="paragraph" style:parent-style-name="Text_20_body" style:list-style-name="L234">
      <style:paragraph-properties fo:margin-top="0in" fo:margin-bottom="0in"/>
    </style:style>
    <style:style style:name="P244" style:family="paragraph" style:parent-style-name="Text_20_body" style:list-style-name="L235">
      <style:paragraph-properties fo:margin-top="0in" fo:margin-bottom="0in"/>
    </style:style>
    <style:style style:name="P245" style:family="paragraph" style:parent-style-name="Text_20_body" style:list-style-name="L236">
    </style:style>
    <style:style style:name="P246" style:family="paragraph" style:parent-style-name="Text_20_body" style:list-style-name="L237">
      <style:paragraph-properties fo:margin-top="0in" fo:margin-bottom="0in"/>
    </style:style>
    <style:style style:name="P247" style:family="paragraph" style:parent-style-name="Text_20_body" style:list-style-name="L238">
      <style:paragraph-properties fo:margin-top="0in" fo:margin-bottom="0in"/>
    </style:style>
    <style:style style:name="P248" style:family="paragraph" style:parent-style-name="Text_20_body" style:list-style-name="L239">
      <style:paragraph-properties fo:margin-top="0in" fo:margin-bottom="0in"/>
    </style:style>
    <style:style style:name="P249" style:family="paragraph" style:parent-style-name="Text_20_body" style:list-style-name="L240">
      <style:paragraph-properties fo:margin-top="0in" fo:margin-bottom="0in"/>
    </style:style>
    <style:style style:name="P250" style:family="paragraph" style:parent-style-name="Text_20_body" style:list-style-name="L241">
      <style:paragraph-properties fo:margin-top="0in" fo:margin-bottom="0in"/>
    </style:style>
    <style:style style:name="P251" style:family="paragraph" style:parent-style-name="Text_20_body" style:list-style-name="L242">
      <style:paragraph-properties fo:margin-top="0in" fo:margin-bottom="0in"/>
    </style:style>
    <style:style style:name="P252" style:family="paragraph" style:parent-style-name="Text_20_body" style:list-style-name="L243">
    </style:style>
    <style:style style:name="P253" style:family="paragraph" style:parent-style-name="Text_20_body" style:list-style-name="L244">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style>
    <style:style style:name="P256" style:family="paragraph" style:parent-style-name="Text_20_body" style:list-style-name="L247">
      <style:paragraph-properties fo:margin-top="0in" fo:margin-bottom="0in"/>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paragraph-properties fo:margin-top="0in" fo:margin-bottom="0in"/>
    </style:style>
    <style:style style:name="P259" style:family="paragraph" style:parent-style-name="Text_20_body" style:list-style-name="L250">
      <style:paragraph-properties fo:margin-top="0in" fo:margin-bottom="0in"/>
    </style:style>
    <style:style style:name="P260" style:family="paragraph" style:parent-style-name="Text_20_body" style:list-style-name="L251">
    </style:style>
    <style:style style:name="P261" style:family="paragraph" style:parent-style-name="Text_20_body" style:list-style-name="L252">
      <style:paragraph-properties fo:margin-top="0in" fo:margin-bottom="0in"/>
    </style:style>
    <style:style style:name="P262" style:family="paragraph" style:parent-style-name="Text_20_body" style:list-style-name="L253">
      <style:paragraph-properties fo:margin-top="0in" fo:margin-bottom="0in"/>
    </style:style>
    <style:style style:name="P263" style:family="paragraph" style:parent-style-name="Text_20_body" style:list-style-name="L254">
      <style:paragraph-properties fo:margin-top="0in" fo:margin-bottom="0in"/>
    </style:style>
    <style:style style:name="P264" style:family="paragraph" style:parent-style-name="Text_20_body" style:list-style-name="L255">
    </style:style>
    <style:style style:name="P265" style:family="paragraph" style:parent-style-name="Text_20_body" style:list-style-name="L256">
      <style:paragraph-properties fo:margin-top="0in" fo:margin-bottom="0in"/>
    </style:style>
    <style:style style:name="P266" style:family="paragraph" style:parent-style-name="Text_20_body" style:list-style-name="L257">
      <style:paragraph-properties fo:margin-top="0in" fo:margin-bottom="0in"/>
    </style:style>
    <style:style style:name="P267" style:family="paragraph" style:parent-style-name="Text_20_body" style:list-style-name="L258">
      <style:paragraph-properties fo:margin-top="0in" fo:margin-bottom="0in"/>
    </style:style>
    <style:style style:name="P268" style:family="paragraph" style:parent-style-name="Text_20_body" style:list-style-name="L259">
      <style:paragraph-properties fo:margin-top="0in" fo:margin-bottom="0in"/>
    </style:style>
    <style:style style:name="P269" style:family="paragraph" style:parent-style-name="Text_20_body" style:list-style-name="L260">
      <style:paragraph-properties fo:margin-top="0in" fo:margin-bottom="0in"/>
    </style:style>
    <style:style style:name="P270" style:family="paragraph" style:parent-style-name="Text_20_body" style:list-style-name="L261">
      <style:paragraph-properties fo:margin-top="0in" fo:margin-bottom="0in"/>
    </style:style>
    <style:style style:name="P271" style:family="paragraph" style:parent-style-name="Text_20_body" style:list-style-name="L262">
      <style:paragraph-properties fo:margin-top="0in" fo:margin-bottom="0in"/>
    </style:style>
    <style:style style:name="P272" style:family="paragraph" style:parent-style-name="Text_20_body" style:list-style-name="L263">
      <style:paragraph-properties fo:margin-top="0in" fo:margin-bottom="0in"/>
    </style:style>
    <style:style style:name="P273" style:family="paragraph" style:parent-style-name="Text_20_body" style:list-style-name="L264">
      <style:paragraph-properties fo:margin-top="0in" fo:margin-bottom="0in"/>
    </style:style>
    <style:style style:name="P274" style:family="paragraph" style:parent-style-name="Text_20_body" style:list-style-name="L265">
      <style:paragraph-properties fo:margin-top="0in" fo:margin-bottom="0in"/>
    </style:style>
    <style:style style:name="P275" style:family="paragraph" style:parent-style-name="Text_20_body" style:list-style-name="L266">
      <style:paragraph-properties fo:margin-top="0in" fo:margin-bottom="0in"/>
    </style:style>
    <style:style style:name="P276" style:family="paragraph" style:parent-style-name="Text_20_body" style:list-style-name="L267">
      <style:paragraph-properties fo:margin-top="0in" fo:margin-bottom="0in"/>
    </style:style>
    <style:style style:name="P277" style:family="paragraph" style:parent-style-name="Text_20_body" style:list-style-name="L268">
      <style:paragraph-properties fo:margin-top="0in" fo:margin-bottom="0in"/>
    </style:style>
  </office:automatic-styles>
  <office:body>
    <office:text>
      <text:p text:style-name="Title">SQL Server</text:p>
      <text:p text:style-name="Subtitle">Readme.rmd</text:p>
      <text:p text:style-name="Author">Sergio Pedro R Oliveira</text:p>
      <text:p text:style-name="Date">2022-07-14</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6">
        <text:list-item>
          <text:p text:style-name="P96"><text:span text:style-name="T1">ISNULL</text:span>()<text:line-break/></text:p>
          <text:list text:style-name="L97">
            <text:list-item>
              <text:p text:style-name="P97">Trata os valores <text:span text:style-name="T1">nulos</text:span>, na coluna especificada, na consulta.<text:line-break/></text:p>
            </text:list-item>
            <text:list-item>
              <text:p text:style-name="P97">Equivalente do <text:span text:style-name="T1">IFNULL</text:span>() do <text:span text:style-name="T1">MySQL</text:span>.<text:line-break/></text:p>
            </text:list-item>
            <text:list-item>
              <text:p text:style-name="P97">Dentro do <text:span text:style-name="T1">ISNULL</text:span>(), os argumentos são: </text:p>
              <text:list text:style-name="L98">
                <text:list-item>
                  <text:p text:style-name="P98"><text:span text:style-name="T2">Nome da coluna</text:span> a ser avaliada.<text:line-break/></text:p>
                </text:list-item>
                <text:list-item>
                  <text:p text:style-name="P98"><text:span text:style-name="T2">Texto</text:span> se o valor for <text:span text:style-name="T1">nulo</text:span>.<text:line-break/></text:p>
                </text:list-item>
              </text:list>
            </text:list-item>
            <text:list-item>
              <text:p text:style-name="P97">Dentro do <text:span text:style-name="T1">ISNULL</text:span>() usar aspas simples (’’).<text:line-break/></text:p>
            </text:list-item>
            <text:list-item>
              <text:p text:style-name="P97">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6"><text:span text:style-name="T1">PRINT</text:span> ‘<text:span text:style-name="T2">mensagem</text:span>’<text:line-break/></text:p>
          <text:list text:style-name="L99">
            <text:list-item>
              <text:p text:style-name="P99">Imprime na tela uma mensagem, colocado entre aspas simples (’’).<text:line-break/></text:p>
            </text:list-item>
            <text:list-item>
              <text:p text:style-name="P99">Pode ser usado dentro de <text:span text:style-name="T1">TRIGGERS</text:span> e <text:span text:style-name="T1">PROCEDURES</text:span> para passar alguma informação importante ao usuário.<text:line-break/></text:p>
            </text:list-item>
            <text:list-item>
              <text:p text:style-name="P99">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0">
        <text:list-item>
          <text:p text:style-name="P100"><text:span text:style-name="T1">SUSER_NAME</text:span>()<text:line-break/></text:p>
          <text:list text:style-name="L101">
            <text:list-item>
              <text:p text:style-name="P101">Função que retorna o usuario logado no banco de dados no momento.<text:line-break/></text:p>
            </text:list-item>
            <text:list-item>
              <text:p text:style-name="P101">Útil para usar dentro de <text:span text:style-name="T1">TRIGGERS</text:span> para salvar o usuario reponsavel por alguma alteração numa tabela (audutoria).<text:line-break/></text:p>
            </text:list-item>
            <text:list-item>
              <text:p text:style-name="P101">Sintaxe:<text:line-break/><text:span text:style-name="T1">SELECT</text:span> <text:span text:style-name="T1">SUSER_NAME</text:span>()<text:line-break/><text:span text:style-name="T1">GO</text:span><text:line-break/></text:p>
            </text:list-item>
          </text:list>
        </text:list-item>
        <text:list-item>
          <text:p text:style-name="P100"><text:span text:style-name="T1">GETDATE</text:span>()<text:line-break/></text:p>
          <text:list text:style-name="L102">
            <text:list-item>
              <text:p text:style-name="P102">Pega a data no sistema (data e horário).<text:line-break/></text:p>
            </text:list-item>
            <text:list-item>
              <text:p text:style-name="P102">Util para usar dentro de <text:span text:style-name="T1">TRIGGERS</text:span> para salvar a data e horario de alguma alteração numa tabela (auditoria).<text:line-break/></text:p>
            </text:list-item>
            <text:list-item>
              <text:p text:style-name="P102">Formato:<text:line-break/>“aaaa-mm-dd hh:mm:ss.mmm”<text:line-break/></text:p>
            </text:list-item>
            <text:list-item>
              <text:p text:style-name="P102">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3">
        <text:list-item>
          <text:p text:style-name="P103"><text:span text:style-name="T1">GETDATE</text:span>()<text:line-break/></text:p>
          <text:list text:style-name="L104">
            <text:list-item>
              <text:p text:style-name="P104">Pega a data no sistema (data e horário).<text:line-break/></text:p>
            </text:list-item>
            <text:list-item>
              <text:p text:style-name="P104">Formato:<text:line-break/>“aaaa-mm-dd hh:mm:ss.mmm”<text:line-break/></text:p>
            </text:list-item>
          </text:list>
        </text:list-item>
        <text:list-item>
          <text:p text:style-name="P103"><text:span text:style-name="T1">DATEDIFF</text:span>()<text:line-break/></text:p>
          <text:list text:style-name="L105">
            <text:list-item>
              <text:p text:style-name="P105">Calcula a diferença entre duas datas.<text:line-break/></text:p>
              <text:list text:style-name="L106">
                <text:list-item>
                  <text:p text:style-name="P106">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6">Sintaxe:<text:line-break/><text:span text:style-name="T1">DATEDIFF</text:span>(<text:span text:style-name="T2">intervalo</text:span>, <text:span text:style-name="T2">data_inicio</text:span>, <text:span text:style-name="T2">data_termino</text:span>)<text:line-break/></text:p>
                  <text:list text:style-name="L107">
                    <text:list-item>
                      <text:p text:style-name="P107"><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5">Outras funções podem se usadas em conjunto, como parametros, para ajudar a fazer os cálculos.<text:line-break/></text:p>
              <text:list text:style-name="L108">
                <text:list-item>
                  <text:p text:style-name="P108">Comummente usada em conjunto com <text:span text:style-name="T1">GETDATE</text:span>() para cálcular idade.<text:line-break/></text:p>
                </text:list-item>
                <text:list-item>
                  <text:p text:style-name="P108">Sintaxe:<text:line-break/><text:span text:style-name="T1">DATEDIFF</text:span>(<text:span text:style-name="T2">intevalo</text:span>,<text:span text:style-name="T2">data_inicio</text:span>, <text:span text:style-name="T1">GETDATE</text:span>())<text:line-break/></text:p>
                  <text:list text:style-name="L109">
                    <text:list-item>
                      <text:p text:style-name="P109">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3"><text:span text:style-name="T1">DATENAME</text:span>()<text:line-break/></text:p>
          <text:list text:style-name="L110">
            <text:list-item>
              <text:p text:style-name="P110">Retorna o nome da parte da data em questão. (ex.: nome do mês)<text:line-break/></text:p>
            </text:list-item>
            <text:list-item>
              <text:p text:style-name="P110">Retorna uma <text:span text:style-name="T2">string</text:span>.<text:line-break/></text:p>
            </text:list-item>
            <text:list-item>
              <text:p text:style-name="P110">Sintaxe:<text:line-break/><text:span text:style-name="T1">DATENAME</text:span>(<text:span text:style-name="T2">intervalo</text:span>, <text:span text:style-name="T2">data</text:span>)<text:line-break/></text:p>
              <text:list text:style-name="L111">
                <text:list-item>
                  <text:p text:style-name="P11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3"><text:span text:style-name="T1">DATEPART</text:span>()<text:line-break/></text:p>
          <text:list text:style-name="L112">
            <text:list-item>
              <text:p text:style-name="P112">Função parecida com <text:span text:style-name="T1">DATENAME</text:span>(), porem retorna um inteiro (<text:span text:style-name="T2">INT</text:span>).<text:line-break/></text:p>
            </text:list-item>
            <text:list-item>
              <text:p text:style-name="P112">Retorna uma parte da data.<text:line-break/></text:p>
            </text:list-item>
            <text:list-item>
              <text:p text:style-name="P112">Sintaxe:<text:line-break/><text:span text:style-name="T1">DATEPART</text:span>(<text:span text:style-name="T2">intervalo</text:span>, <text:span text:style-name="T2">data</text:span>)<text:line-break/></text:p>
              <text:list text:style-name="L113">
                <text:list-item>
                  <text:p text:style-name="P113"><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3"><text:span text:style-name="T1">DATEADD</text:span>()<text:line-break/></text:p>
          <text:list text:style-name="L114">
            <text:list-item>
              <text:p text:style-name="P114">Retorna uma data somada a outra data.<text:line-break/></text:p>
            </text:list-item>
            <text:list-item>
              <text:p text:style-name="P114">Sintaxe:<text:line-break/><text:span text:style-name="T1">DATEADD</text:span> (<text:span text:style-name="T2">intervalo</text:span>, <text:span text:style-name="T2">incremento_INT</text:span>, <text:span text:style-name="T2">data</text:span>)<text:line-break/></text:p>
              <text:list text:style-name="L115">
                <text:list-item>
                  <text:p text:style-name="P11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5"><text:span text:style-name="T2">incremento_INT</text:span>, com base no parametro informado pelo <text:span text:style-name="T2">intervalo</text:span>, quanto deve ser somado (valor <text:span text:style-name="T2">INT</text:span>).<text:line-break/></text:p>
                </text:list-item>
                <text:list-item>
                  <text:p text:style-name="P115"><text:span text:style-name="T2">data</text:span>, data a ser incrementada.<text:line-break/></text:p>
                </text:list-item>
              </text:list>
            </text:list-item>
          </text:list>
        </text:list-item>
        <text:list-item>
          <text:p text:style-name="P103"><text:span text:style-name="T1">DAY</text:span>()<text:line-break/></text:p>
          <text:list text:style-name="L116">
            <text:list-item>
              <text:p text:style-name="P116">Recebe como argumento uma data, formato do sistema.<text:line-break/></text:p>
            </text:list-item>
            <text:list-item>
              <text:p text:style-name="P116">Retorna o dia (<text:span text:style-name="T1">DAY</text:span>) contido na data.<text:line-break/></text:p>
            </text:list-item>
            <text:list-item>
              <text:p text:style-name="P116">Sintaxe:<text:line-break/><text:span text:style-name="T1">DAY</text:span>(<text:span text:style-name="T2">data</text:span>)<text:line-break/></text:p>
            </text:list-item>
          </text:list>
        </text:list-item>
        <text:list-item>
          <text:p text:style-name="P103"><text:span text:style-name="T1">MONTH</text:span>()<text:line-break/></text:p>
          <text:list text:style-name="L117">
            <text:list-item>
              <text:p text:style-name="P117">Recebe como argumento uma data, formato do sistema.<text:line-break/></text:p>
            </text:list-item>
            <text:list-item>
              <text:p text:style-name="P117">Retorna o mês (<text:span text:style-name="T1">MONTH</text:span>) contido na data.<text:line-break/></text:p>
            </text:list-item>
            <text:list-item>
              <text:p text:style-name="P117">Sintaxe:<text:line-break/><text:span text:style-name="T1">MONTH</text:span>(<text:span text:style-name="T2">data</text:span>)<text:line-break/></text:p>
            </text:list-item>
          </text:list>
        </text:list-item>
        <text:list-item>
          <text:p text:style-name="P103"><text:span text:style-name="T1">YEAR</text:span>()<text:line-break/></text:p>
          <text:list text:style-name="L118">
            <text:list-item>
              <text:p text:style-name="P118">Recebe como argumento uma data, formato do sistema.<text:line-break/></text:p>
            </text:list-item>
            <text:list-item>
              <text:p text:style-name="P118">Retorna o ano (<text:span text:style-name="T1">YEAR</text:span>) contido na data.<text:line-break/></text:p>
            </text:list-item>
            <text:list-item>
              <text:p text:style-name="P118">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19">
        <text:list-item>
          <text:p text:style-name="P119">O primeiro passo de uma consulta é montar o que quer ver na tela - <text:span text:style-name="T1">SELECT</text:span>.<text:line-break/></text:p>
        </text:list-item>
        <text:list-item>
          <text:p text:style-name="P119">É tudo que você quer ver na tela.<text:line-break/></text:p>
        </text:list-item>
        <text:list-item>
          <text:p text:style-name="P119">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19">É possivel mostrar mais de uma consulta ao mesmo tempo.<text:line-break/></text:p>
          <text:list text:style-name="L120">
            <text:list-item>
              <text:p text:style-name="P120">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1">
        <text:list-item>
          <text:p text:style-name="P121">O segundo passo de uma consulta é a seleção dos dados de uma consulta - <text:span text:style-name="T1">WHERE</text:span>.<text:line-break/></text:p>
        </text:list-item>
        <text:list-item>
          <text:p text:style-name="P121">É filtrar.<text:line-break/></text:p>
        </text:list-item>
        <text:list-item>
          <text:p text:style-name="P121">Trazer um subconjunto do conjunto total de registros de uma tabela.<text:line-break/></text:p>
        </text:list-item>
        <text:list-item>
          <text:p text:style-name="P121">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2">
        <text:list-item>
          <text:p text:style-name="P122">Usa seleção como uma forma de juntar tabelas.<text:line-break/></text:p>
        </text:list-item>
        <text:list-item>
          <text:p text:style-name="P122">Como conseguencia:<text:line-break/></text:p>
          <text:list text:style-name="L123">
            <text:list-item>
              <text:p text:style-name="P123">Uso de operadores lógicos para mais criterios de seleção - <text:span text:style-name="T1">WHERE</text:span>.<text:line-break/></text:p>
            </text:list-item>
            <text:list-item>
              <text:p text:style-name="P123">Ineficiencia na pesquisa, maior custo computacional.<text:line-break/></text:p>
            </text:list-item>
          </text:list>
        </text:list-item>
        <text:list-item>
          <text:p text:style-name="P122">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4">
        <text:list-item>
          <text:p text:style-name="P124">Junção <text:span text:style-name="T1">JOIN</text:span>, junta duas ou mais tabelas apartir das colunas de <text:span text:style-name="T2">chaves primarias</text:span> e <text:span text:style-name="T2">chaves estrangeiras</text:span>.<text:line-break/></text:p>
        </text:list-item>
        <text:list-item>
          <text:p text:style-name="P124">Admite seleção - <text:span text:style-name="T1">WHERE</text:span> - sem maiores custos computacionais.<text:line-break/></text:p>
        </text:list-item>
      </text:list>
      <text:list text:style-name="L125">
        <text:list-item>
          <text:p text:style-name="P125"><text:span text:style-name="T1">INNER</text:span><text:line-break/></text:p>
        </text:list-item>
      </text:list>
      <text:list text:style-name="L126">
        <text:list-item>
          <text:p text:style-name="P126">Exclui os registros sem par (orfans) na outra tabela - <text:span text:style-name="T1">INNER</text:span>.<text:line-break/></text:p>
        </text:list-item>
        <text:list-item>
          <text:p text:style-name="P126">Consulta com duas tabelas.<text:line-break/></text:p>
          <text:list text:style-name="L127">
            <text:list-item>
              <text:p text:style-name="P127">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28">
        <text:list-item>
          <text:p text:style-name="P128"><text:span text:style-name="T1">LEFT</text:span><text:line-break/></text:p>
        </text:list-item>
      </text:list>
      <text:list text:style-name="L129">
        <text:list-item>
          <text:p text:style-name="P129">Mostra ate os registros sem par (nulos) - <text:span text:style-name="T1">LEFT</text:span>.<text:line-break/></text:p>
          <text:list text:style-name="L130">
            <text:list-item>
              <text:p text:style-name="P130">Comum usar a função <text:span text:style-name="T2">ISNULL</text:span>() para tratar os valores nulos.<text:line-break/></text:p>
            </text:list-item>
          </text:list>
        </text:list-item>
        <text:list-item>
          <text:p text:style-name="P129">Consulta com duas tabelas.<text:line-break/></text:p>
          <text:list text:style-name="L131">
            <text:list-item>
              <text:p text:style-name="P131">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2">
        <text:list-item>
          <text:p text:style-name="P132">Consulta com mais de duas tabelas.<text:line-break/></text:p>
          <text:list text:style-name="L133">
            <text:list-item>
              <text:p text:style-name="P133">Pode apresentar colunas/campos com o mesmo nome, de tabelas diferentes. Caso comum das <text:span text:style-name="T2">chaves estrangeiras</text:span> (<text:span text:style-name="T1">FK</text:span>).<text:line-break/></text:p>
            </text:list-item>
            <text:list-item>
              <text:p text:style-name="P133">Indicar de onde vem cada coluna atraves de “<text:span text:style-name="T2">nome_da_tabela</text:span>.<text:span text:style-name="T2">nome_da_coluna</text:span>”.<text:line-break/></text:p>
            </text:list-item>
            <text:list-item>
              <text:p text:style-name="P133">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2">Ponteiramento (alias para tabelas)<text:line-break/></text:p>
          <text:list text:style-name="L134">
            <text:list-item>
              <text:p text:style-name="P134">Melhora a performance da consulta.<text:line-break/></text:p>
            </text:list-item>
            <text:list-item>
              <text:p text:style-name="P134">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5">
        <text:list-item>
          <text:p text:style-name="P135">Conversões de <text:span text:style-name="T2">TIPO</text:span> que o <text:span text:style-name="T1">SQL Serve</text:span> faz automaticamente pelo sistema.<text:line-break/></text:p>
        </text:list-item>
        <text:list-item>
          <text:p text:style-name="P135">Existe um direcionamento em que o sistema costuma forçar de <text:span text:style-name="T1">STRING</text:span> para <text:span text:style-name="T1">INT</text:span>, nunca o contrario de maneira automatica.<text:line-break/></text:p>
        </text:list-item>
        <text:list-item>
          <text:p text:style-name="P135">O simbolo ‘+’, alem de operador matemático, funciona como concatenador.<text:line-break/></text:p>
          <text:list text:style-name="L136">
            <text:list-item>
              <text:p text:style-name="P136">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37">
        <text:list-item>
          <text:p text:style-name="P137"><text:span text:style-name="T2">Conversão implicita</text:span>.<text:line-break/></text:p>
          <text:list text:style-name="L138">
            <text:list-item>
              <text:p text:style-name="P138">São conversões automaticas pelo sistema.<text:line-break/></text:p>
            </text:list-item>
          </text:list>
        </text:list-item>
        <text:list-item>
          <text:p text:style-name="P137"><text:span text:style-name="T2">Conversão explicita</text:span>.<text:line-break/></text:p>
          <text:list text:style-name="L139">
            <text:list-item>
              <text:p text:style-name="P139">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0">
        <text:list-item>
          <text:p text:style-name="P140"><text:span text:style-name="T1">CAST</text:span>()<text:line-break/></text:p>
          <text:list text:style-name="L141">
            <text:list-item>
              <text:p text:style-name="P141">A função <text:span text:style-name="T1">CAST</text:span>() converte um valor (de qualquer tipo) em um tipo de dados especificado.<text:line-break/></text:p>
            </text:list-item>
            <text:list-item>
              <text:p text:style-name="P141">O tipo de dados para converter a expressão. Pode ser um dos seguintes:<text:line-break/></text:p>
              <text:list text:style-name="L142">
                <text:list-item>
                  <text:p text:style-name="P142"><text:span text:style-name="T1">BIGINT</text:span><text:line-break/></text:p>
                </text:list-item>
                <text:list-item>
                  <text:p text:style-name="P142"><text:span text:style-name="T1">INT</text:span><text:line-break/></text:p>
                </text:list-item>
                <text:list-item>
                  <text:p text:style-name="P142"><text:span text:style-name="T1">SMALLINT</text:span><text:line-break/></text:p>
                </text:list-item>
                <text:list-item>
                  <text:p text:style-name="P142"><text:span text:style-name="T1">TINYINT</text:span> </text:p>
                </text:list-item>
                <text:list-item>
                  <text:p text:style-name="P142"><text:span text:style-name="T1">BIT</text:span><text:line-break/></text:p>
                </text:list-item>
                <text:list-item>
                  <text:p text:style-name="P142"><text:span text:style-name="T1">DECIMAL</text:span> </text:p>
                </text:list-item>
                <text:list-item>
                  <text:p text:style-name="P142"><text:span text:style-name="T1">NUMERIC</text:span><text:line-break/></text:p>
                </text:list-item>
                <text:list-item>
                  <text:p text:style-name="P142"><text:span text:style-name="T1">MONEY</text:span><text:line-break/></text:p>
                </text:list-item>
                <text:list-item>
                  <text:p text:style-name="P142"><text:span text:style-name="T1">SMALLMONEY</text:span> </text:p>
                </text:list-item>
                <text:list-item>
                  <text:p text:style-name="P142"><text:span text:style-name="T1">FLOAT</text:span><text:line-break/></text:p>
                </text:list-item>
                <text:list-item>
                  <text:p text:style-name="P142"><text:span text:style-name="T1">REAL</text:span><text:line-break/></text:p>
                </text:list-item>
                <text:list-item>
                  <text:p text:style-name="P142"><text:span text:style-name="T1">DATETIME</text:span><text:line-break/></text:p>
                </text:list-item>
                <text:list-item>
                  <text:p text:style-name="P142"><text:span text:style-name="T1">SMALLDATETIME</text:span> </text:p>
                </text:list-item>
                <text:list-item>
                  <text:p text:style-name="P142"><text:span text:style-name="T1">CHAR</text:span><text:line-break/></text:p>
                </text:list-item>
                <text:list-item>
                  <text:p text:style-name="P142"><text:span text:style-name="T1">VARCHAR</text:span> </text:p>
                </text:list-item>
                <text:list-item>
                  <text:p text:style-name="P142"><text:span text:style-name="T1">TEXT</text:span><text:line-break/></text:p>
                </text:list-item>
                <text:list-item>
                  <text:p text:style-name="P142"><text:span text:style-name="T1">NCHAR</text:span><text:line-break/></text:p>
                </text:list-item>
                <text:list-item>
                  <text:p text:style-name="P142"><text:span text:style-name="T1">NVARCHAR</text:span> </text:p>
                </text:list-item>
                <text:list-item>
                  <text:p text:style-name="P142"><text:span text:style-name="T1">NTEXT</text:span><text:line-break/></text:p>
                </text:list-item>
                <text:list-item>
                  <text:p text:style-name="P142"><text:span text:style-name="T1">BINARY</text:span><text:line-break/></text:p>
                </text:list-item>
                <text:list-item>
                  <text:p text:style-name="P142"><text:span text:style-name="T1">VARBINARY</text:span> </text:p>
                </text:list-item>
                <text:list-item>
                  <text:p text:style-name="P142"><text:span text:style-name="T1">IMAGE</text:span><text:line-break/></text:p>
                </text:list-item>
              </text:list>
            </text:list-item>
            <text:list-item>
              <text:p text:style-name="P141"><text:span text:style-name="T2">Expressões</text:span> do tipo <text:span text:style-name="T1">STRING</text:span> devem entrar entre aspas simples (’’).<text:line-break/></text:p>
            </text:list-item>
            <text:list-item>
              <text:p text:style-name="P141">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0"><text:span text:style-name="T1">CHARINDEX</text:span>()<text:line-break/></text:p>
          <text:list text:style-name="L143">
            <text:list-item>
              <text:p text:style-name="P143">Retorna um numero inteiro de acordo com a posição de determinada caracter num <text:span text:style-name="T1">VARCHAR</text:span>.<text:line-break/></text:p>
              <text:list text:style-name="L144">
                <text:list-item>
                  <text:p text:style-name="P144">As posições no VARCHAR começam a ser contadas a partir da posição 1.<text:line-break/></text:p>
                </text:list-item>
                <text:list-item>
                  <text:p text:style-name="P144">O retorno 0, é caso não tenha achado nenhum caracter procurado.<text:line-break/></text:p>
                </text:list-item>
              </text:list>
            </text:list-item>
            <text:list-item>
              <text:p text:style-name="P143">Os argumento do CHARINDEX(<text:span text:style-name="T2">o que procurar?</text:span>, <text:span text:style-name="T2">onde procurar?</text:span>, <text:span text:style-name="T2">a partir de tal posição?</text:span>)<text:line-break/></text:p>
              <text:list text:style-name="L145">
                <text:list-item>
                  <text:p text:style-name="P145"><text:span text:style-name="T2">O que procurar?</text:span><text:line-break/>O caracter que deve ser encontrado.<text:line-break/></text:p>
                </text:list-item>
                <text:list-item>
                  <text:p text:style-name="P145"><text:span text:style-name="T2">onde procurar?</text:span><text:line-break/>O <text:span text:style-name="T1">VARCHAR</text:span> que deve ser percorrido procurando o caracter.<text:line-break/></text:p>
                </text:list-item>
                <text:list-item>
                  <text:p text:style-name="P145"><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3">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6">
        <text:list-item>
          <text:p text:style-name="P146">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47">
            <text:list-item>
              <text:p text:style-name="P147">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6">Outro aspecto importante é como esta organizado os dados no arquivo importados.<text:line-break/></text:p>
          <text:list text:style-name="L148">
            <text:list-item>
              <text:p text:style-name="P148">A organização dos dados, no arquivo, interfere diretamente no processo de importação do arquivo.<text:line-break/></text:p>
            </text:list-item>
            <text:list-item>
              <text:p text:style-name="P148">Partes em branco, dentro do arquivo, provavelmente resultarão em registros <text:span text:style-name="T2">nulos</text:span> (<text:span text:style-name="T1">NULL</text:span>), quando não em erro.<text:line-break/></text:p>
            </text:list-item>
            <text:list-item>
              <text:p text:style-name="P148">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49">## <text:s text:c="2"/>Nome_na_ASC <text:s text:c="15"/>Descricao Representacao_em_C</text:p>
      <text:p text:style-name="P150">## 1 <text:s text:c="8"/>nul <text:s text:c="5"/>null byte/byte nulo <text:s text:c="14"/>\\0*</text:p>
      <text:p text:style-name="P151">## 2 <text:s text:c="8"/>bel <text:s text:c="4"/>bell character/apito <text:s text:c="16"/>\a</text:p>
      <text:p text:style-name="P152">## 3 <text:s text:c="9"/>bs <text:s text:c="15"/>backspace <text:s text:c="16"/>\b</text:p>
      <text:p text:style-name="P153">## 4 <text:s text:c="9"/>ht horizontal tab/tabulação <text:s text:c="16"/>\t</text:p>
      <text:p text:style-name="P154">## 5 <text:s text:c="9"/>np <text:s text:c="2"/>formfeed/fim da pagina <text:s text:c="16"/>\f</text:p>
      <text:p text:style-name="P155">## 6 <text:s text:c="9"/>nl <text:s text:c="6"/>newline/nova linha <text:s text:c="16"/>\n</text:p>
      <text:p text:style-name="P156">## 7 <text:s text:c="9"/>cr <text:s text:c="9"/>carriage return <text:s text:c="16"/>\r</text:p>
      <text:p text:style-name="P157">##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49">
        <text:list-item>
          <text:p text:style-name="P158">A função <text:span text:style-name="T1">BULK INSERT</text:span> serve para importação dos dados, de um arquivo qualquer, para dentro do <text:span text:style-name="T1">SQL Server</text:span>.<text:line-break/></text:p>
        </text:list-item>
        <text:list-item>
          <text:p text:style-name="P158">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58">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58">Argumentos do <text:span text:style-name="T1">BULK INSERT</text:span>:<text:line-break/></text:p>
          <text:list text:style-name="L150">
            <text:list-item>
              <text:p text:style-name="P159"><text:span text:style-name="T2">tabela_importação</text:span><text:line-break/>A tabela a qual os dados importatos serão direcionados.<text:line-break/></text:p>
            </text:list-item>
            <text:list-item>
              <text:p text:style-name="P159"><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58">Argumentos do <text:span text:style-name="T1">WITH</text:span>:<text:line-break/></text:p>
          <text:list text:style-name="L151">
            <text:list-item>
              <text:p text:style-name="P160"><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0"><text:span text:style-name="T1">DATAFILETYPE</text:span><text:line-break/>Tipo do arquivo do arquivo (dados).<text:line-break/></text:p>
            </text:list-item>
            <text:list-item>
              <text:p text:style-name="P160"><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0"><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2">
        <text:list-item>
          <text:p text:style-name="P161">Técnica usada para criar, numa consulta (<text:span text:style-name="T1">SELECT</text:span>), uma espécie de tabela verdade com os resultados possiveis de uma coluna.<text:line-break/></text:p>
        </text:list-item>
        <text:list-item>
          <text:p text:style-name="P161">Essa técnica se baseia no uso da função <text:span text:style-name="T1">CHARINDEX</text:span>() para achar determinados resultados e a partir dele criar novas colunas, na consulta (<text:span text:style-name="T1">SELECT</text:span>).<text:line-break/></text:p>
        </text:list-item>
        <text:list-item>
          <text:p text:style-name="P161">Sendo cada nova coluna, um dos resultados possiveis.<text:line-break/></text:p>
        </text:list-item>
        <text:list-item>
          <text:p text:style-name="P161">E os resultados são valores de “0” ou “1”, em cada coluna nova.<text:line-break/></text:p>
          <text:list text:style-name="L153">
            <text:list-item>
              <text:p text:style-name="P162">Resultado “0”, na nova coluna, significa que a consulta daque dado, no registro correspondente, não corresponde aquele resultado.<text:line-break/></text:p>
            </text:list-item>
            <text:list-item>
              <text:p text:style-name="P162">Resultado “1”, na nova coluna, significa que a consulta daque dado, no registro correspondente, corresponde aquele resultado.<text:line-break/></text:p>
            </text:list-item>
          </text:list>
        </text:list-item>
        <text:list-item>
          <text:p text:style-name="P161">Outra possibilidade de continuação da técnica é a partir dessas novas colunas, criar um multiplicador para interagir com os dados e transformar ele.<text:line-break/></text:p>
        </text:list-item>
        <text:list-item>
          <text:p text:style-name="P161">Sintaxe exemplo, técnica em duas partes:<text:line-break/></text:p>
          <text:list text:style-name="L154">
            <text:list-item>
              <text:p text:style-name="P163">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5">
                <text:list-item>
                  <text:p text:style-name="P164">Cria duas colunas DEBITO e CREDITO.<text:line-break/></text:p>
                </text:list-item>
                <text:list-item>
                  <text:p text:style-name="P164">Na nova coluna <text:span text:style-name="T2">CREDITO</text:span>, se na coluna <text:span text:style-name="T2">DEB_CRED</text:span> o valor é credito (‘C’) a coluna leva “1”, senão leva “0”.<text:line-break/></text:p>
                </text:list-item>
                <text:list-item>
                  <text:p text:style-name="P164">Na nova coluna <text:span text:style-name="T2">DEBITO</text:span>, se na coluna <text:span text:style-name="T2">DEB_CRED</text:span> o valor é debito (‘D’) a coluna leva “1”, senão leva “0”.<text:line-break/></text:p>
                </text:list-item>
                <text:list-item>
                  <text:p text:style-name="P164">Por último, cria uma coluna <text:span text:style-name="T2">MULTIPLICADOR</text:span>, onde se é credito leva “1”, se é debito leva “-1”.<text:line-break/></text:p>
                </text:list-item>
              </text:list>
            </text:list-item>
            <text:list-item>
              <text:p text:style-name="P163">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6">
                <text:list-item>
                  <text:p text:style-name="P165">Cria uma coluna <text:span text:style-name="T2">SALDO</text:span> que é a soma dos créditos e debitos.<text:line-break/></text:p>
                </text:list-item>
                <text:list-item>
                  <text:p text:style-name="P165">Sendo debito negativo e crédito positivo.<text:line-break/></text:p>
                </text:list-item>
                <text:list-item>
                  <text:p text:style-name="P165">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57">
        <text:list-item>
          <text:p text:style-name="P166">A <text:span text:style-name="T1">TRIGGER</text:span> é um gatilho de programação, que dispara toda vez que algo predeterminado acontecer.<text:line-break/></text:p>
        </text:list-item>
        <text:list-item>
          <text:p text:style-name="P166">Exemplos de gatilhos disparadores de uma <text:span text:style-name="T1">TRIGGER</text:span> são:<text:line-break/></text:p>
          <text:list text:style-name="L158">
            <text:list-item>
              <text:p text:style-name="P167"><text:span text:style-name="T1">INSERT</text:span><text:line-break/></text:p>
            </text:list-item>
            <text:list-item>
              <text:p text:style-name="P167"><text:span text:style-name="T1">UPDATE</text:span><text:line-break/></text:p>
            </text:list-item>
            <text:list-item>
              <text:p text:style-name="P167"><text:span text:style-name="T1">DELETE</text:span><text:line-break/></text:p>
            </text:list-item>
          </text:list>
        </text:list-item>
        <text:list-item>
          <text:p text:style-name="P166">Após os gatilhos (<text:span text:style-name="T1">TRIGGERS</text:span>) disparados, são executados blocos de programação.<text:line-break/></text:p>
        </text:list-item>
        <text:list-item>
          <text:p text:style-name="P166">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6">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59">
            <text:list-item>
              <text:p text:style-name="P168">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0">
        <text:list-item>
          <text:p text:style-name="P169">Usuário responsável pela modificação.<text:line-break/><text:span text:style-name="T2">SUSER_NAME</text:span>()<text:line-break/></text:p>
        </text:list-item>
        <text:list-item>
          <text:p text:style-name="P169">Data da modificação.<text:line-break/><text:span text:style-name="T2">GETDATE</text:span>()<text:line-break/></text:p>
        </text:list-item>
        <text:list-item>
          <text:p text:style-name="P169"><text:span text:style-name="T2">STRING</text:span> (ou <text:span text:style-name="T2">CHAR</text:span>) que define o tipo de ação de modificação executada.<text:line-break/></text:p>
          <text:list text:style-name="L161">
            <text:list-item>
              <text:p text:style-name="P170"><text:span text:style-name="T1">SET</text:span> @ACAO = ‘VALOR MODIFICADO <text:span text:style-name="T2">DML</text:span> PELA TRIGGER <text:span text:style-name="T2">nome_TRIGGER</text:span> [NA <text:span text:style-name="T2">nome_coluna</text:span>]’<text:line-break/></text:p>
            </text:list-item>
            <text:list-item>
              <text:p text:style-name="P170"><text:span text:style-name="T1">SET</text:span> @ACAO = ‘INS/UPD/DEL’<text:line-break/></text:p>
            </text:list-item>
          </text:list>
        </text:list-item>
        <text:list-item>
          <text:p text:style-name="P169">Salvar dados do registro/linha que não foram alterados.<text:line-break/></text:p>
        </text:list-item>
        <text:list-item>
          <text:p text:style-name="P169">Caso <text:span text:style-name="T1">INSERT</text:span>:<text:line-break/></text:p>
          <text:list text:style-name="L162">
            <text:list-item>
              <text:p text:style-name="P171">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9">Caso <text:span text:style-name="T1">UPDATE</text:span>:<text:line-break/></text:p>
          <text:list text:style-name="L163">
            <text:list-item>
              <text:p text:style-name="P172">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2">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9">Caso <text:span text:style-name="T1">DELETE</text:span>:<text:line-break/></text:p>
          <text:list text:style-name="L164">
            <text:list-item>
              <text:p text:style-name="P173">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5">
        <text:list-item>
          <text:p text:style-name="P174">São áreas do sistema que guardam dados.<text:line-break/></text:p>
        </text:list-item>
        <text:list-item>
          <text:p text:style-name="P174">Comparando com MySQL:<text:line-break/></text:p>
          <text:list text:style-name="L166">
            <text:list-item>
              <text:p text:style-name="P175"><text:span text:style-name="T1">INSERTED</text:span> = <text:span text:style-name="T1">AFTER</text:span> (depois)<text:line-break/></text:p>
            </text:list-item>
            <text:list-item>
              <text:p text:style-name="P175"><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67">
        <text:list-item>
          <text:p text:style-name="P176">A área <text:span text:style-name="T1">INSERTED</text:span> guarda os dados novos inseridos, ou seja, ao usar o <text:span text:style-name="T1">INSERTED</text:span> pega os novos dados (“depois” de) inseridos na tabela.<text:line-break/></text:p>
        </text:list-item>
        <text:list-item>
          <text:p text:style-name="P176">Os <text:span text:style-name="T1">DML</text:span> que se valem desse artificio, normalmente, são:<text:line-break/></text:p>
          <text:list text:style-name="L168">
            <text:list-item>
              <text:p text:style-name="P177"><text:span text:style-name="T1">INSERT</text:span><text:line-break/>Usado normalmente para guardar os novos dados inseridos na tabela, guarda os dados “depois” de inseridos.<text:line-break/></text:p>
            </text:list-item>
            <text:list-item>
              <text:p text:style-name="P177"><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69">
        <text:list-item>
          <text:p text:style-name="P178">A área <text:span text:style-name="T1">DELETED</text:span> guarda os dados antigos, ou seja, ao usar o <text:span text:style-name="T1">DELETED</text:span> pega os antigos dados (“antes” de) modificados na tabela.<text:line-break/></text:p>
        </text:list-item>
        <text:list-item>
          <text:p text:style-name="P178">Os <text:span text:style-name="T1">DML</text:span> que se valem desse artificio, normalmente, são:<text:line-break/></text:p>
          <text:list text:style-name="L170">
            <text:list-item>
              <text:p text:style-name="P179"><text:span text:style-name="T1">DELETE</text:span><text:line-break/>Usado normalmente para guardar os antigos dados, “antes” de deletados da tabela.<text:line-break/></text:p>
            </text:list-item>
            <text:list-item>
              <text:p text:style-name="P179"><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1">
        <text:list-item>
          <text:p text:style-name="P180">As variáveis são declaradas no corpo de uma <text:span text:style-name="T1">PROCEDURE</text:span>, ou <text:span text:style-name="T1">TRIGGER</text:span>, com a instrução <text:span text:style-name="T1">DECLARE</text:span>.<text:line-break/></text:p>
        </text:list-item>
        <text:list-item>
          <text:p text:style-name="P180">Valores são atribuidos as variáveis com as instrução <text:span text:style-name="T1">SELECT</text:span> ou <text:span text:style-name="T1">SET</text:span>.<text:line-break/></text:p>
          <text:list text:style-name="L172">
            <text:list-item>
              <text:p text:style-name="P181">Sendo <text:span text:style-name="T1">SELECT</text:span>, valores vindos de tabelas.<text:line-break/></text:p>
            </text:list-item>
            <text:list-item>
              <text:p text:style-name="P181">Sendo <text:span text:style-name="T1">SET</text:span>, valores vindos de funções, ou valores literais.<text:line-break/></text:p>
            </text:list-item>
          </text:list>
        </text:list-item>
        <text:list-item>
          <text:p text:style-name="P180">Depois da declaração, todas as variáveis são inicializada com <text:span text:style-name="T1">NULL</text:span>, a menos que um valor seja fornecido como parte da declaração.<text:line-break/></text:p>
        </text:list-item>
        <text:list-item>
          <text:p text:style-name="P180">Os nomes de variáveis devem começar com uma arroba ‘@’.<text:line-break/></text:p>
        </text:list-item>
        <text:list-item>
          <text:p text:style-name="P180">Sintaxe:<text:line-break/><text:span text:style-name="T1">DECLARE</text:span> <text:span text:style-name="T2">@variavel_local</text:span> <text:span text:style-name="T2">tipo</text:span> (= <text:span text:style-name="T2">valor_inicialização</text:span>)<text:line-break/></text:p>
        </text:list-item>
      </text:list>
      <text:p text:style-name="Pagebreak"/>
      <text:h text:style-name="Heading_20_2" text:outline-level="2"><text:bookmark-start text:name="create-trigger"/>11.3 <text:span text:style-name="T1">CREATE TRIGGER</text:span><text:bookmark-end text:name="create-trigger"/></text:h>
      <text:list text:style-name="L173">
        <text:list-item>
          <text:p text:style-name="P182">Comando usado para criação de <text:span text:style-name="T1">TRIGGER</text:span>.<text:line-break/></text:p>
        </text:list-item>
        <text:list-item>
          <text:p text:style-name="P182">Argumentos do <text:span text:style-name="T1">TRIGGER</text:span>:</text:p>
          <text:list text:style-name="L174">
            <text:list-item>
              <text:p text:style-name="P183"><text:span text:style-name="T2">nome_TRIGGER</text:span> é o nome do <text:span text:style-name="T1">TRIGGER</text:span> que deseja criar, ver “boas praticas - Nome do <text:span text:style-name="T1">TRIGGER</text:span>”.<text:line-break/></text:p>
            </text:list-item>
            <text:list-item>
              <text:p text:style-name="P183"><text:span text:style-name="T1">ON</text:span> especifica a tabela ou <text:span text:style-name="T1">VIEW</text:span> na qual o gatilho (<text:span text:style-name="T1">TRIGGER</text:span>) é criado.<text:line-break/></text:p>
            </text:list-item>
            <text:list-item>
              <text:p text:style-name="P183"><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2"><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75">
        <text:list-item>
          <text:p text:style-name="P184">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76">
            <text:list-item>
              <text:p text:style-name="P185">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5">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5">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5">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5">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77">
        <text:list-item>
          <text:p text:style-name="P186">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86">Ou seja, não dispara o <text:span text:style-name="T1">TRIGGER</text:span> em qualquer coluna, mesmo que seja o <text:span text:style-name="T2">DML</text:span> especificado.<text:line-break/></text:p>
        </text:list-item>
        <text:list-item>
          <text:p text:style-name="P186">Lembrar de ao usar <text:span text:style-name="T1">IF</text:span>, identar depois do <text:span text:style-name="T1">BEGIN</text:span>. E terminar o <text:span text:style-name="T1">IF</text:span> com <text:span text:style-name="T1">END</text:span>.<text:line-break/></text:p>
        </text:list-item>
        <text:list-item>
          <text:p text:style-name="P186">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78">
            <text:list-item>
              <text:p text:style-name="P187">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7">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7">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7">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7">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79">
        <text:list-item>
          <text:p text:style-name="P188">Modifica um <text:span text:style-name="T1">TRIGGER</text:span> existente.<text:line-break/></text:p>
        </text:list-item>
        <text:list-item>
          <text:p text:style-name="P188">Argumentos do <text:span text:style-name="T1">TRIGGER</text:span>:</text:p>
          <text:list text:style-name="L180">
            <text:list-item>
              <text:p text:style-name="P189"><text:span text:style-name="T2">nome_TRIGGER</text:span> é o nome do TRIGGER que deseja alterar.<text:line-break/></text:p>
            </text:list-item>
            <text:list-item>
              <text:p text:style-name="P189"><text:span text:style-name="T1">ON</text:span> especifica a tabela ou <text:span text:style-name="T1">VIEW</text:span> na qual o gatilho (<text:span text:style-name="T1">TRIGGER</text:span>) é criado.<text:line-break/></text:p>
            </text:list-item>
            <text:list-item>
              <text:p text:style-name="P189"><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8">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1">
        <text:list-item>
          <text:p text:style-name="P190">Apaga/deleta o <text:span text:style-name="T1">TRIGGER</text:span>.<text:line-break/></text:p>
        </text:list-item>
        <text:list-item>
          <text:p text:style-name="P190">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2">
        <text:list-item>
          <text:p text:style-name="P191">Para normalizar os nomes, diferenciando dos demais, é indicado usar:<text:line-break/>“TR_”(ou “TRG_”)+<text:span text:style-name="T2">DML</text:span>+“_“+<text:span text:style-name="T2">tabela/campo_ou_coluna</text:span><text:line-break/></text:p>
        </text:list-item>
        <text:list-item>
          <text:p text:style-name="P191"><text:span text:style-name="T2">DML</text:span>:<text:line-break/></text:p>
          <text:list text:style-name="L183">
            <text:list-item>
              <text:p text:style-name="P192"><text:span text:style-name="T1">INSERT</text:span><text:line-break/></text:p>
            </text:list-item>
            <text:list-item>
              <text:p text:style-name="P192"><text:span text:style-name="T1">UPDATE</text:span><text:line-break/></text:p>
            </text:list-item>
            <text:list-item>
              <text:p text:style-name="P192"><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4">
        <text:list-item>
          <text:p text:style-name="P193">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85">
        <text:list-item>
          <text:p text:style-name="P194">Espaço usado para declarar todas as variáveis que serão usadas dentro do <text:span text:style-name="T1">TRIGGER</text:span>.<text:line-break/></text:p>
        </text:list-item>
        <text:list-item>
          <text:p text:style-name="P194">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86">
        <text:list-item>
          <text:p text:style-name="P195">Insere nas variáveis valores vindos de tabelas, que são inseridos pelo comando “<text:span text:style-name="T1">SELECT</text:span>”.<text:line-break/></text:p>
        </text:list-item>
        <text:list-item>
          <text:p text:style-name="P195">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87">
        <text:list-item>
          <text:p text:style-name="P196">Insere nas variáveis valores vindos de funções ou literais, que são inseridos pelo comando “<text:span text:style-name="T1">SET</text:span>”.<text:line-break/></text:p>
        </text:list-item>
        <text:list-item>
          <text:p text:style-name="P196">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88">
        <text:list-item>
          <text:p text:style-name="P197">Inserindo dados das variáveis na tabela de armazenamento do <text:span text:style-name="T1">TRIGGER</text:span>, tabela normalmente de auditoria dos dados.<text:line-break/></text:p>
        </text:list-item>
        <text:list-item>
          <text:p text:style-name="P197">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89">
        <text:list-item>
          <text:p text:style-name="P198">A função <text:span text:style-name="T1">PRINT</text:span> imprime uma mensagem na tela.<text:line-break/></text:p>
        </text:list-item>
        <text:list-item>
          <text:p text:style-name="P198">Este é o espaço no bloco de programação para deixar alguma mensagem para o usuário ao final da aplicação da <text:span text:style-name="T1">TRIGGER</text:span>.<text:line-break/></text:p>
        </text:list-item>
        <text:list-item>
          <text:p text:style-name="P198">A mensagem a ser passada pela função <text:span text:style-name="T1">PRINT</text:span>, fica entre aspas simples(’’), aspas duplas retorna <text:span text:style-name="T1">ERRO</text:span>.<text:line-break/></text:p>
        </text:list-item>
        <text:list-item>
          <text:p text:style-name="P198">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0">
        <text:list-item>
          <text:p text:style-name="P199">Quando não tem cabeçalho de nomeação de bloco (anônimo), logo não persiste no sistema (não é salvo no sistema).<text:line-break/></text:p>
        </text:list-item>
        <text:list-item>
          <text:p text:style-name="P199">Será executado apenas uma vez.<text:line-break/></text:p>
        </text:list-item>
        <text:list-item>
          <text:p text:style-name="P199">Muito utilizado para testes, justamente por ser executado apenas uma vez.<text:line-break/></text:p>
        </text:list-item>
        <text:list-item>
          <text:p text:style-name="P199">No caso de <text:span text:style-name="T1">TRIGGER</text:span>, se assemelha ao bloco de programação do <text:span text:style-name="T1">TRIGGER</text:span>, sem o cabeçalho (sem a nomeação do <text:span text:style-name="T1">TRIGGER</text:span>).<text:line-break/></text:p>
          <text:list text:style-name="L191">
            <text:list-item>
              <text:p text:style-name="P200">Por conta disto, é usado como teste para <text:span text:style-name="T1">TRIGGER</text:span>.<text:line-break/></text:p>
            </text:list-item>
            <text:list-item>
              <text:p text:style-name="P200">Ou um modelo de <text:span text:style-name="T1">TRIGGER</text:span> simplificado.<text:line-break/></text:p>
            </text:list-item>
          </text:list>
        </text:list-item>
        <text:list-item>
          <text:p text:style-name="P199">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2">
            <text:list-item>
              <text:p text:style-name="P201">O uso da função <text:span text:style-name="T1">PRINT</text:span> imprime a mensagem e o valor da variavel na tela.<text:line-break/></text:p>
            </text:list-item>
            <text:list-item>
              <text:p text:style-name="P201">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199">No caso de armazenar valores atraves da instrução <text:span text:style-name="T1">SELECT</text:span>, lembrar de usar parenteses duas vezes.<text:line-break/></text:p>
        </text:list-item>
      </text:list>
      <text:p text:style-name="Pagebreak"/>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list text:style-name="L193">
        <text:list-item>
          <text:p text:style-name="P202">A simplificação da <text:span text:style-name="T1">TRIGGER</text:span> tem haver com o uso menos formal da estruturação, e deixar mais parecido com <text:span text:style-name="T2">bloco anônimo</text:span>, porem com cabeçalho (para que possa ser guardado pelo sistema).<text:line-break/></text:p>
        </text:list-item>
        <text:list-item>
          <text:p text:style-name="P202">Outra diferença é o uso do <text:span text:style-name="T1">SELECT</text:span> e/ou <text:span text:style-name="T1">SET</text:span>, dentro de um <text:span text:style-name="T1">INSERT</text:span>, mas principalmente o <text:span text:style-name="T1">SELECT</text:span>, para fazer uma consulta que já inserindo os dados na tabela do <text:span text:style-name="T1">TRIGGER</text:span>.<text:line-break/></text:p>
        </text:list-item>
        <text:list-item>
          <text:p text:style-name="P202">O uso de ponteiramento é uma ferramenta poderosa para esse tipo de <text:span text:style-name="T1">TRIGGER</text:span> (discutido na proxima seção).<text:line-break/></text:p>
        </text:list-item>
        <text:list-item>
          <text:p text:style-name="P202">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 text:style-name="L194">
            <text:list-item>
              <text:p text:style-name="P203">O <text:span text:style-name="T1">BEGIN</text:span> e o <text:span text:style-name="T1">END</text:span> definem o começo e o fim de um bloco de programação (instruções), <text:span text:style-name="T1">TCL</text:span>.<text:line-break/></text:p>
            </text:list-item>
            <text:list-item>
              <text:p text:style-name="P203">O <text:span text:style-name="T1">INSERT</text:span> define qual a tabela do <text:span text:style-name="T1">TRIGGER</text:span> (tabela de auditora normalmente) vai receber os dados e a ordem dos campos em que vai receber.<text:line-break/></text:p>
            </text:list-item>
            <text:list-item>
              <text:p text:style-name="P203">Neste caso, o <text:span text:style-name="T1">SELECT</text:span> faz uma projeção/consulta dos dados que vão para a tabela do <text:span text:style-name="T1">TRIGGER</text:span> (tabela de auditora normalmente), e por consequencia do <text:span text:style-name="T1">INSERT</text:span>, os dados consultados são inseridos na tabela do <text:span text:style-name="T1">TRIGGER</text:span>.<text:line-break/></text:p>
            </text:list-item>
            <text:list-item>
              <text:p text:style-name="P203">O <text:span text:style-name="T1">FROM</text:span> ao inves de apontar para a tabela observada pela <text:span text:style-name="T1">TRIGGER</text:span>, situação que já esta explicitado no cabeçalho, pode servir para apontar, no caso de uma modificação <text:span text:style-name="T1">DML</text:span>, para as áreas onde vão parar os dados modificados, regiões <text:span text:style-name="T1">DELETED</text:span> e <text:span text:style-name="T1">INSERTED</text:span> (ponteiramento nesse caso é importante), pegando os dados direto dessas regiões, “antes” e “depois” de modificados.<text:line-break/></text:p>
            </text:list-item>
            <text:list-item>
              <text:p text:style-name="P203">A instrução <text:span text:style-name="T1">WHERE</text:span> garante que quando muitos dados são modificados ao mesmo tempo, o <text:span text:style-name="T1">TRIGGER</text:span> perceba caso a caso as modificações de cada registro.<text:line-break/></text:p>
            </text:list-item>
          </text:list>
        </text:list-item>
      </text:list>
      <text:p text:style-name="Pagebreak"/>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195">
        <text:list-item>
          <text:p text:style-name="P204">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04">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04">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196">
            <text:list-item>
              <text:p text:style-name="P205">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04">A instrução <text:span text:style-name="T1">WHERE</text:span> garante que seja o mesmo campo <text:span text:style-name="T2">ID</text:span> (<text:span text:style-name="T1">PRIMARY KEY</text:span>), logo o mesmo registro, que sofreu uma modificado.<text:line-break/></text:p>
          <text:list text:style-name="L197">
            <text:list-item>
              <text:p text:style-name="P206">Muito usado em caso de <text:span text:style-name="T1">UPDATE</text:span>.<text:line-break/></text:p>
            </text:list-item>
          </text:list>
        </text:list-item>
        <text:list-item>
          <text:p text:style-name="P204">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h text:style-name="Heading_20_3" text:outline-level="3"><text:bookmark-start text:name="error"/>13.1.1 ERROR<text:bookmark-end text:name="error"/></text:h>
      <text:list text:style-name="L198">
        <text:list-item>
          <text:p text:style-name="P207">A instrução <text:span text:style-name="T1">@@ERROR</text:span> retorna o número do erro da última instrução Transact-SQL executada.<text:line-break/></text:p>
        </text:list-item>
        <text:list-item>
          <text:p text:style-name="P207">A instrução <text:span text:style-name="T1">@@ERROR</text:span> pode ser usado em conjunto com <text:span text:style-name="T1">TCL</text:span> <text:span text:style-name="T1">IF</text:span> e transação (<text:span text:style-name="T1">TRANSACTION</text:span>) para impedir que um <text:span text:style-name="T1">ERROR</text:span> passe das instruções (<text:span text:style-name="T2">LOG</text:span>) para os dados (sistema).<text:line-break/></text:p>
        </text:list-item>
        <text:list-item>
          <text:p text:style-name="P207">Valor do <text:span text:style-name="T1">@@ERROR</text:span>:<text:line-break/></text:p>
          <text:list text:style-name="L199">
            <text:list-item>
              <text:p text:style-name="P208">Se <text:span text:style-name="T1">@@ERROR</text:span> igual a “0”, não houve <text:span text:style-name="T1">ERROR</text:span>.<text:line-break/></text:p>
            </text:list-item>
            <text:list-item>
              <text:p text:style-name="P208">Se <text:span text:style-name="T1">@@ERROR</text:span> diferente de “0”, algum <text:span text:style-name="T1">ERROR</text:span> aconteceu. Ver o número que retornou para determinar o tipo do <text:span text:style-name="T1">ERROR</text:span>.<text:line-break/></text:p>
            </text:list-item>
          </text:list>
        </text:list-item>
        <text:list-item>
          <text:p text:style-name="P207">Sintaxe:<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h text:style-name="Heading_20_3" text:outline-level="3"><text:bookmark-start text:name="raiserror"/>13.1.2 RAISERROR<text:bookmark-end text:name="raiserror"/></text:h>
      <text:list text:style-name="L200">
        <text:list-item>
          <text:p text:style-name="P209">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201">
            <text:list-item>
              <text:p text:style-name="P210">“ERROR DE USUÁRIO”<text:line-break/>Código (NIVEL 16, ESTADO 1)<text:line-break/></text:p>
            </text:list-item>
          </text:list>
        </text:list-item>
        <text:list-item>
          <text:p text:style-name="P209">O “<text:span text:style-name="T1">ERROR</text:span> de usuário” é util pois determina que o foi um <text:span text:style-name="T1">ERROR</text:span> devido alguma ação do usuário.<text:line-break/></text:p>
        </text:list-item>
        <text:list-item>
          <text:p text:style-name="P209">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09">Função especifica para <text:span text:style-name="T1">PRINT</text:span> de <text:span text:style-name="T1">ERROR</text:span>.<text:line-break/></text:p>
          <text:list text:style-name="L202">
            <text:list-item>
              <text:p text:style-name="P211"><text:span text:style-name="T1">RAISERROR</text:span>(‘<text:span text:style-name="T2">mensagem</text:span>’,<text:span text:style-name="T2">numero_código_Nivel</text:span>, <text:span text:style-name="T2">numero_código_Estado</text:span>)<text:line-break/>A função que serve para escrever um <text:span text:style-name="T1">ERROR</text:span> e dar um <text:span text:style-name="T1">PRINT</text:span> dele na tela do usuário.<text:line-break/></text:p>
            </text:list-item>
          </text:list>
        </text:list-item>
      </text:list>
      <text:p text:style-name="Pagebreak"/>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list text:style-name="L203">
        <text:list-item>
          <text:p text:style-name="P212">Todo banco de dados do SQL Server tem um <text:span text:style-name="T2">LOG</text:span> de transações que registra todas as transações e as modificações de banco de dados feitas por cada transação.<text:line-break/></text:p>
        </text:list-item>
        <text:list-item>
          <text:p text:style-name="P212">O <text:span text:style-name="T2">LOG</text:span> de transações é um componente crítico do banco de dados. Se houver uma falha no sistema, você precisará que o <text:span text:style-name="T2">LOG</text:span> retorne o seu banco de dados a um estado consistente.<text:line-break/></text:p>
        </text:list-item>
        <text:list-item>
          <text:p text:style-name="P212">O <text:span text:style-name="T2">LOG</text:span> são conjuntos de instruções feitos ao sistema, eles são armazenados no sistema, antes de serem enviados suas modificações para os dados.<text:line-break/></text:p>
        </text:list-item>
        <text:list-item>
          <text:p text:style-name="P212">Para efeito de um melhor desenvolvimento do banco de dados, é possivel confirmar (<text:span text:style-name="T1">COMMIT</text:span>) ou eleminar (<text:span text:style-name="T1">ROLLBACK</text:span>) um <text:span text:style-name="T2">LOG</text:span> antes de dele implicar em modificações nos dados em definitivo, isto é uma transação (<text:span text:style-name="T1">TRANSACTION</text:span>).<text:line-break/></text:p>
          <text:list text:style-name="L204">
            <text:list-item>
              <text:p text:style-name="P213">Testa o <text:span text:style-name="T2">LOG</text:span> para ver se dá <text:span text:style-name="T1">ERROR</text:span>, antes de enviar para o sistema a modificação nos dados.<text:line-break/></text:p>
            </text:list-item>
          </text:list>
        </text:list-item>
      </text:list>
      <text:h text:style-name="Heading_20_3" text:outline-level="3"><text:bookmark-start text:name="confirmar-commit-e-eliminar-rollback-log"/>13.2.2 Confirmar (<text:span text:style-name="T1">COMMIT</text:span>) e eliminar (<text:span text:style-name="T1">ROLLBACK</text:span>) LOG<text:bookmark-end text:name="confirmar-commit-e-eliminar-rollback-log"/></text:h>
      <text:list text:style-name="L205">
        <text:list-item>
          <text:p text:style-name="P214">A estrutura de uma transação consiste:<text:line-break/></text:p>
          <text:list text:style-name="L206">
            <text:list-item>
              <text:p text:style-name="P215">Inicialização da transação (<text:span text:style-name="T1">BEGIN TRANSACTION</text:span>/<text:span text:style-name="T1">BEGIN TRAN</text:span>/<text:span text:style-name="T1">BEGIN</text:span>).<text:line-break/></text:p>
            </text:list-item>
            <text:list-item>
              <text:p text:style-name="P215">O bloco de programação da transação.<text:line-break/></text:p>
            </text:list-item>
            <text:list-item>
              <text:p text:style-name="P215">Confirmação de uma transação bem sucedida, aplicando assim o <text:span text:style-name="T2">LOG</text:span> no sistema e por consequencia nos dados (<text:span text:style-name="T1">COMMIT</text:span>).<text:line-break/></text:p>
            </text:list-item>
            <text:list-item>
              <text:p text:style-name="P215">Descartar o <text:span text:style-name="T2">LOG</text:span> da transação e voltar ao estado inicial, reverte as modificações feitas por uma transação, transação mal sucedida (<text:span text:style-name="T1">ROLLBACK</text:span>).<text:line-break/></text:p>
            </text:list-item>
            <text:list-item>
              <text:p text:style-name="P215">No caso de for iniciado apenas por <text:span text:style-name="T1">BEGIN</text:span> deve terminar com <text:span text:style-name="T1">END</text:span>.<text:line-break/></text:p>
            </text:list-item>
          </text:list>
        </text:list-item>
        <text:list-item>
          <text:p text:style-name="P214">Lembrando que os resultados da transação podem ser vistos ao longo que as instruções são feitas. Porem podem ser desfeitas (<text:span text:style-name="T1">ROLLBACK</text:span>) ou confirmadas (<text:span text:style-name="T1">COMMIT</text:span>), não são definitivas ate então.<text:line-break/></text:p>
        </text:list-item>
        <text:list-item>
          <text:p text:style-name="P214"><text:span text:style-name="T1">TRANSACTION</text:span>/<text:span text:style-name="T1">COMMIT</text:span>/<text:span text:style-name="T1">ROLLBACK</text:span> são muito util para testar o codigo antes de aplica-lo em definitivo no sistema. Procurando alguma incidencia de <text:span text:style-name="T1">ERROR</text:span> ou resultado não esperado.<text:line-break/></text:p>
        </text:list-item>
        <text:list-item>
          <text:p text:style-name="P214">Sintaxe exemplo <text:span text:style-name="T1">ERROR</text:span>:<text:line-break/><text:span text:style-name="T1">IF</text:span> (<text:span text:style-name="T2">@variavel1</text:span> &lt; <text:span text:style-name="T2">@Variavel2</text:span>)<text:line-break/><text:span text:style-name="T1">BEGIN</text:span><text:line-break/><text:span text:style-name="T1">RAISERROR</text:span> (‘SALARIO MENOR QUE O PISO’,16,1)<text:line-break/><text:span text:style-name="T1">ROLLBACK TRANSACTION</text:span><text:line-break/><text:span text:style-name="T1">END</text:span><text:line-break/><text:span text:style-name="T1">IF</text:span> (<text:span text:style-name="T2">@variavel1</text:span> &gt; <text:span text:style-name="T2">@variavel3</text:span>)<text:line-break/><text:span text:style-name="T1">BEGIN</text:span><text:line-break/><text:span text:style-name="T1">RAISERROR</text:span>(‘<text:span text:style-name="T2">SALARIO MAIOR QUE O TETO</text:span>’,16,1)<text:line-break/><text:span text:style-name="T1">ROLLBACK TRANSACTION</text:span><text:line-break/><text:span text:style-name="T1">END</text:span><text:line-break/>ou<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p text:style-name="Pagebreak"/>
      <text:h text:style-name="Heading_20_2" text:outline-level="2"><text:bookmark-start text:name="trigger-erro-e-restrição-de-regra-de-negócio"/>13.3 TRIGGER ERRO E RESTRIÇÃO DE REGRA DE NEGÓCIO<text:bookmark-end text:name="trigger-erro-e-restrição-de-regra-de-negócio"/></text:h>
      <text:p text:style-name="Pagebreak"/>
      <text:h text:style-name="Heading_20_1" text:outline-level="1"><text:bookmark-start text:name="schemas"/>14 <text:span text:style-name="T1">SCHEMAS</text:span><text:bookmark-end text:name="schemas"/></text:h>
      <text:list text:style-name="L207">
        <text:list-item>
          <text:p text:style-name="P216"><text:span text:style-name="T1">SCHEMA</text:span> é um “<text:span text:style-name="T2">Divisor lógico de banco de dados</text:span>”.<text:line-break/></text:p>
        </text:list-item>
        <text:list-item>
          <text:p text:style-name="P216">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16"><text:span text:style-name="T1">SCHEMAS</text:span> são bastante utilizados em padrões de sistema de banco de dados.<text:line-break/></text:p>
        </text:list-item>
        <text:list-item>
          <text:p text:style-name="P216">São muito importantes para a performance e segurança.<text:line-break/></text:p>
          <text:list text:style-name="L208">
            <text:list-item>
              <text:p text:style-name="P217">Podendo receber ou ser retirada permissões dos <text:span text:style-name="T1">SCHEMAS</text:span>, por consequência os objetos que ela contém (tabelas) herdam essas características.<text:line-break/></text:p>
            </text:list-item>
            <text:list-item>
              <text:p text:style-name="P217">Facilitando dar permissões em certas tabelas a determinados usuários, permitindo ao usuário acesso a determinado <text:span text:style-name="T1">SCHEMA</text:span>.<text:line-break/></text:p>
            </text:list-item>
            <text:list-item>
              <text:p text:style-name="P217">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16">Aparece no nome da tabela no banco de dados. Cada tabela pertence a um <text:span text:style-name="T1">SCHEMA</text:span>.<text:line-break/>[nome_<text:span text:style-name="T1">SCHEMA</text:span>.]<text:span text:style-name="T2">nome_tabela</text:span><text:line-break/></text:p>
        </text:list-item>
        <text:list-item>
          <text:p text:style-name="P216">Todo <text:span text:style-name="T1">SCHEMA</text:span> tem um dono.<text:line-break/></text:p>
          <text:list text:style-name="L209">
            <text:list-item>
              <text:p text:style-name="P218">Caso o dono não seja especificado, o dono é o usuário que criou o <text:span text:style-name="T1">SCHEMA</text:span>.<text:line-break/></text:p>
            </text:list-item>
          </text:list>
        </text:list-item>
        <text:list-item>
          <text:p text:style-name="P216">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10">
        <text:list-item>
          <text:p text:style-name="P219">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11">
        <text:list-item>
          <text:p text:style-name="P220">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20"><text:span text:style-name="T1">CREATE SCHEMA</text:span><text:line-break/>Cria um schema com determinado nome no sistema.<text:line-break/></text:p>
        </text:list-item>
        <text:list-item>
          <text:p text:style-name="P220"><text:span text:style-name="T1">AUTHORIZATION</text:span><text:line-break/>Define quem é o proprietario do <text:span text:style-name="T1">SCHEMA</text:span> criado.<text:line-break/></text:p>
        </text:list-item>
        <text:list-item>
          <text:p text:style-name="P220">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12">
        <text:list-item>
          <text:p text:style-name="P221">Para criar um <text:span text:style-name="T1">SCHEMA</text:span>:<text:line-break/></text:p>
          <text:list text:style-name="L213">
            <text:list-item>
              <text:p text:style-name="P222">No Pesquisador de Objetos, expanda a pasta Bancos de Dados.<text:line-break/></text:p>
            </text:list-item>
            <text:list-item>
              <text:p text:style-name="P222">Expanda o banco de dados no qual o novo esquema (<text:span text:style-name="T1">SCHEMA</text:span>) de banco de dados será criado.<text:line-break/></text:p>
            </text:list-item>
            <text:list-item>
              <text:p text:style-name="P222">Clique com o botão direito do mouse na pasta Segurança , aponte para Novo e selecione Esquema (<text:span text:style-name="T1">SCHEMA</text:span>).<text:line-break/></text:p>
            </text:list-item>
            <text:list-item>
              <text:p text:style-name="P222">Na caixa de diálogo Esquema - Novo , na página Geral , insira um nome do novo esquema na caixa Nome do esquema (<text:span text:style-name="T1">SCHEMA</text:span>).<text:line-break/></text:p>
            </text:list-item>
            <text:list-item>
              <text:p text:style-name="P222">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22">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14">
        <text:list-item>
          <text:p text:style-name="P223">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23">A identificação do <text:span text:style-name="T1">SCHEMA</text:span> vai junto ao nome da tabela.<text:line-break/></text:p>
        </text:list-item>
        <text:list-item>
          <text:p text:style-name="P223">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23">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15">
        <text:list-item>
          <text:p text:style-name="P224">Comandos auxiliares para dar ou revogar permissões atraves do SCHEMA.<text:line-break/></text:p>
        </text:list-item>
        <text:list-item>
          <text:p text:style-name="P224">Para dar dar ou revogar privilegios a outros usuarios por esta forma, o dono do <text:span text:style-name="T1">SCHEMA</text:span> precisa ter esse privelgio.<text:line-break/></text:p>
        </text:list-item>
        <text:list-item>
          <text:p text:style-name="P224">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24">Sobre permissões:<text:line-break/></text:p>
          <text:list text:style-name="L216">
            <text:list-item>
              <text:p text:style-name="P225"><text:span text:style-name="T1">GRANT</text:span><text:line-break/>Consede permissões, se o criador tiver essa autorização do sistema.<text:line-break/></text:p>
            </text:list-item>
            <text:list-item>
              <text:p text:style-name="P225"><text:span text:style-name="T1">REVOKE</text:span><text:line-break/>Cancela permissões.<text:line-break/></text:p>
            </text:list-item>
            <text:list-item>
              <text:p text:style-name="P225"><text:span text:style-name="T1">DENY</text:span><text:line-break/>Impedi explicitamente que um usuário receba uma permissão específica, mesmo herdando ela de alguma forma.<text:line-break/></text:p>
            </text:list-item>
          </text:list>
        </text:list-item>
        <text:list-item>
          <text:p text:style-name="P224">Note que <text:span text:style-name="T1">REVOKE</text:span> usa <text:span text:style-name="T1">FROM</text:span> ao inves de <text:span text:style-name="T1">TO</text:span>.<text:line-break/></text:p>
        </text:list-item>
        <text:list-item>
          <text:p text:style-name="P224">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17">
        <text:list-item>
          <text:p text:style-name="P226">Permite apenas transferir propriedade de uma tabela, ou seja, transferir uma tabela de um <text:span text:style-name="T1">SCHEMA</text:span> para outro.<text:line-break/></text:p>
        </text:list-item>
        <text:list-item>
          <text:p text:style-name="P226">Sintaxe:<text:line-break/></text:p>
          <text:list text:style-name="L218">
            <text:list-item>
              <text:p text:style-name="P227">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27">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19">
        <text:list-item>
          <text:p text:style-name="P228">Comando para listar todos os <text:span text:style-name="T1">SCHEMAS</text:span> contidos no banco de dados.<text:line-break/></text:p>
        </text:list-item>
        <text:list-item>
          <text:p text:style-name="P228">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categorias-de-comandos"/>15 Categorias de comandos<text:bookmark-end text:name="categorias-de-comandos"/></text:h>
      <text:h text:style-name="Heading_20_2" text:outline-level="2"><text:bookmark-start text:name="dml---data-manipulation-language-linguagem-de-manipulação-de-dados"/>15.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20">
        <text:list-item>
          <text:p text:style-name="P229"><text:span text:style-name="T1">SELECT</text:span><text:line-break/></text:p>
          <text:list text:style-name="L221">
            <text:list-item>
              <text:p text:style-name="P230">Recupera linhas do banco de dados e permite a seleção de uma ou várias linhas ou colunas de uma ou várias tabelas.<text:line-break/></text:p>
            </text:list-item>
            <text:list-item>
              <text:p text:style-name="P230">Projeção do que quer ter de visualização na tela.<text:line-break/></text:p>
            </text:list-item>
            <text:list-item>
              <text:p text:style-name="P230">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29"><text:span text:style-name="T1">INSERT</text:span><text:line-break/></text:p>
          <text:list text:style-name="L222">
            <text:list-item>
              <text:p text:style-name="P231">Adiciona registros numa tabela.<text:line-break/></text:p>
            </text:list-item>
            <text:list-item>
              <text:p text:style-name="P231">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29"><text:span text:style-name="T1">UPDATE</text:span><text:line-break/></text:p>
          <text:list text:style-name="L223">
            <text:list-item>
              <text:p text:style-name="P232">Altera os dados de um ou mais registros em uma tabela.<text:line-break/></text:p>
            </text:list-item>
            <text:list-item>
              <text:p text:style-name="P232">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29"><text:span text:style-name="T1">DELETE</text:span><text:line-break/></text:p>
          <text:list text:style-name="L224">
            <text:list-item>
              <text:p text:style-name="P233">Remove um ou mais registros de uma tabela.<text:line-break/></text:p>
            </text:list-item>
            <text:list-item>
              <text:p text:style-name="P233">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29"><text:span text:style-name="T1">BULK INSERT* </text:span><text:line-break/></text:p>
          <text:list text:style-name="L225">
            <text:list-item>
              <text:p text:style-name="P234">Importa um arquivo de dados em uma tabela ou exibição do banco de dados em um formato especificado pelo usuário.<text:line-break/></text:p>
            </text:list-item>
            <text:list-item>
              <text:p text:style-name="P234">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5.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26">
        <text:list-item>
          <text:p text:style-name="P235"><text:span text:style-name="T1">CREATE</text:span><text:line-break/>Utilizada para construir um novo banco de dados, tabela, índice ou consulta armazenada.<text:line-break/></text:p>
          <text:list text:style-name="L227">
            <text:list-item>
              <text:p text:style-name="P236"><text:span text:style-name="T1">DATABESE</text:span><text:line-break/></text:p>
              <text:list text:style-name="L228">
                <text:list-item>
                  <text:p text:style-name="P237">Criação de banco de dados.<text:line-break/></text:p>
                </text:list-item>
                <text:list-item>
                  <text:p text:style-name="P237">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36"><text:span text:style-name="T1">TABLE</text:span><text:line-break/></text:p>
              <text:list text:style-name="L229">
                <text:list-item>
                  <text:p text:style-name="P238">Criação de tabela.<text:line-break/></text:p>
                </text:list-item>
                <text:list-item>
                  <text:p text:style-name="P238">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35"><text:span text:style-name="T1">DROP</text:span><text:line-break/>Remove um banco de dados, tabela, índice ou visão existente.<text:line-break/></text:p>
          <text:list text:style-name="L230">
            <text:list-item>
              <text:p text:style-name="P239"><text:span text:style-name="T1">DATABESE</text:span><text:line-break/></text:p>
              <text:list text:style-name="L231">
                <text:list-item>
                  <text:p text:style-name="P240">Remove banco de dados.<text:line-break/></text:p>
                </text:list-item>
                <text:list-item>
                  <text:p text:style-name="P240">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39"><text:span text:style-name="T1">TABLE</text:span><text:line-break/></text:p>
              <text:list text:style-name="L232">
                <text:list-item>
                  <text:p text:style-name="P241">Remove tabela.<text:line-break/></text:p>
                </text:list-item>
                <text:list-item>
                  <text:p text:style-name="P241">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35"><text:span text:style-name="T1">ALTER</text:span><text:line-break/></text:p>
          <text:list text:style-name="L233">
            <text:list-item>
              <text:p text:style-name="P242">Modifica um objeto existente do banco de dados.<text:line-break/></text:p>
            </text:list-item>
            <text:list-item>
              <text:p text:style-name="P242">É possível incluir, eliminar e alterar colunas.<text:line-break/></text:p>
            </text:list-item>
            <text:list-item>
              <text:p text:style-name="P242">Para alterar uma tabela existente, é necessario que os registros existentes já sejam compativeis com a alteração.<text:line-break/></text:p>
              <text:list text:style-name="L234">
                <text:list-item>
                  <text:p text:style-name="P243"><text:span text:style-name="T1">ALTER COLUMN</text:span><text:line-break/></text:p>
                  <text:list text:style-name="L235">
                    <text:list-item>
                      <text:p text:style-name="P244">Altera o <text:span text:style-name="T2">tipo</text:span> e <text:span text:style-name="T2">regras</text:span> de uma coluna/campo.<text:line-break/></text:p>
                    </text:list-item>
                    <text:list-item>
                      <text:p text:style-name="P244">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43"><text:span text:style-name="T1">ADD</text:span><text:line-break/></text:p>
                  <text:list text:style-name="L236">
                    <text:list-item>
                      <text:p text:style-name="P245">Adiciona chaves (primaria ou estrangeira) a uma coluna.<text:line-break/></text:p>
                    </text:list-item>
                    <text:list-item>
                      <text:p text:style-name="P245">Não é possivel adicionar “<text:span text:style-name="T2">auto_increment</text:span>”.<text:line-break/></text:p>
                    </text:list-item>
                    <text:list-item>
                      <text:p text:style-name="P245">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45">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43"><text:span text:style-name="T1">DROP COLUMN</text:span><text:line-break/></text:p>
                  <text:list text:style-name="L237">
                    <text:list-item>
                      <text:p text:style-name="P246">Deleta uma determinada coluna de uma tabela.<text:line-break/></text:p>
                    </text:list-item>
                    <text:list-item>
                      <text:p text:style-name="P246">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43"><text:span text:style-name="T1">ALTER DATABASE</text:span><text:line-break/></text:p>
                  <text:list text:style-name="L238">
                    <text:list-item>
                      <text:p text:style-name="P247">Alterar nome de uma database.<text:line-break/></text:p>
                    </text:list-item>
                    <text:list-item>
                      <text:p text:style-name="P247">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35"><text:span text:style-name="T1">SP_RENAME</text:span><text:line-break/></text:p>
          <text:list text:style-name="L239">
            <text:list-item>
              <text:p text:style-name="P248">Mudar nome da tabela e/ou coluna.<text:line-break/></text:p>
            </text:list-item>
            <text:list-item>
              <text:p text:style-name="P248">Sintaxe:<text:line-break/></text:p>
              <text:list text:style-name="L240">
                <text:list-item>
                  <text:p text:style-name="P249">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49">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35"><text:span text:style-name="T1">TRUNCATE</text:span><text:line-break/></text:p>
          <text:list text:style-name="L241">
            <text:list-item>
              <text:p text:style-name="P250">Esvazia imediatamente todo o conteúdo de uma tabela ou objeto que contenha dados.<text:line-break/></text:p>
            </text:list-item>
            <text:list-item>
              <text:p text:style-name="P250">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50">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5.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5.3.1 Login<text:bookmark-end text:name="login"/></text:h>
      <text:list text:style-name="L242">
        <text:list-item>
          <text:p text:style-name="P251"><text:span text:style-name="T1">CREATE LOGIN</text:span><text:line-break/></text:p>
          <text:list text:style-name="L243">
            <text:list-item>
              <text:p text:style-name="P252">A instrução <text:span text:style-name="T1">CREATE LOGIN</text:span> cria uma identidade usada para se conectar a uma instância do SQL Server.<text:line-break/></text:p>
            </text:list-item>
            <text:list-item>
              <text:p text:style-name="P252">O login é então mapeado para um usuário do banco de dados (portanto, antes de criar um usuário no SQL Server, você deve primeiro criar um login).<text:line-break/></text:p>
            </text:list-item>
            <text:list-item>
              <text:p text:style-name="P252">Quatro tipos de logons que você pode criar no SQL Server:<text:line-break/></text:p>
              <text:list text:style-name="L244">
                <text:list-item>
                  <text:p text:style-name="P253">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53">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53">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53">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51"><text:span text:style-name="T1">ALTER LOGIN</text:span><text:line-break/></text:p>
          <text:list text:style-name="L245">
            <text:list-item>
              <text:p text:style-name="P254">A instrução <text:span text:style-name="T1">ALTER LOGIN</text:span> modifica uma identidade usada para se conectar a uma instância do <text:span text:style-name="T1">SQL Server</text:span>.<text:line-break/></text:p>
            </text:list-item>
            <text:list-item>
              <text:p text:style-name="P254">Você pode usar a instrução <text:span text:style-name="T1">ALTER LOGIN</text:span> para:<text:line-break/></text:p>
              <text:list text:style-name="L246">
                <text:list-item>
                  <text:p text:style-name="P255">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55">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55">Desabilitar um login<text:line-break/><text:span text:style-name="T1">ALTER LOGIN</text:span> <text:span text:style-name="T2">nome_login</text:span> <text:span text:style-name="T1">DISABLE</text:span><text:line-break/><text:span text:style-name="T1">GO</text:span><text:line-break/></text:p>
                </text:list-item>
                <text:list-item>
                  <text:p text:style-name="P255">Habilitar um login<text:line-break/><text:span text:style-name="T1">ALTER LOGIN</text:span> <text:span text:style-name="T2">nome_login</text:span> <text:span text:style-name="T1">ENABLE</text:span><text:line-break/><text:span text:style-name="T1">GO</text:span><text:line-break/></text:p>
                </text:list-item>
                <text:list-item>
                  <text:p text:style-name="P255">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55">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55">Etc.<text:line-break/></text:p>
                </text:list-item>
              </text:list>
            </text:list-item>
          </text:list>
        </text:list-item>
        <text:list-item>
          <text:p text:style-name="P251"><text:span text:style-name="T1">DROP LOGIN</text:span><text:line-break/></text:p>
          <text:list text:style-name="L247">
            <text:list-item>
              <text:p text:style-name="P256">A instrução <text:span text:style-name="T1">DROP LOGIN</text:span> é usada para remover uma identidade (ou seja: Login) usada para conectar a uma instância do <text:span text:style-name="T1">SQL Server</text:span>.<text:line-break/></text:p>
            </text:list-item>
            <text:list-item>
              <text:p text:style-name="P256">Sintaxe:<text:line-break/><text:span text:style-name="T1">DROP LOGIN</text:span> <text:span text:style-name="T2">nome_login</text:span><text:line-break/><text:span text:style-name="T1">GO</text:span><text:line-break/></text:p>
            </text:list-item>
          </text:list>
        </text:list-item>
        <text:list-item>
          <text:p text:style-name="P251"><text:span text:style-name="T2">Find logins</text:span> no <text:span text:style-name="T1">SQL Server</text:span><text:line-break/></text:p>
          <text:list text:style-name="L248">
            <text:list-item>
              <text:p text:style-name="P257">No SQL Server, há uma exibição de catálogo (ou seja: exibição do sistema) chamada sys.sql_logins.<text:line-break/></text:p>
            </text:list-item>
            <text:list-item>
              <text:p text:style-name="P257">Você pode executar uma consulta nessa exibição do sistema que retorna todos os logins que foram criados no <text:span text:style-name="T1">SQL Server</text:span>, bem como informações sobre esses logins.<text:line-break/></text:p>
            </text:list-item>
            <text:list-item>
              <text:p text:style-name="P257">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5.3.2 USER - Usuário<text:bookmark-end text:name="user---usuário"/></text:h>
      <text:list text:style-name="L249">
        <text:list-item>
          <text:p text:style-name="P258"><text:span text:style-name="T1">CREATE USER</text:span><text:line-break/></text:p>
          <text:list text:style-name="L250">
            <text:list-item>
              <text:p text:style-name="P259">A instrução CREATE USER cria um usuário de banco de dados para fazer logon no SQL Server.<text:line-break/></text:p>
            </text:list-item>
            <text:list-item>
              <text:p text:style-name="P259">Um usuário de banco de dados é mapeado para um <text:span text:style-name="T1">LOGIN</text:span>, que é uma identidade usada para se conectar a uma instância do SQL Server.<text:line-break/></text:p>
            </text:list-item>
            <text:list-item>
              <text:p text:style-name="P259">Comando para criação de usuários.<text:line-break/></text:p>
            </text:list-item>
            <text:list-item>
              <text:p text:style-name="P259">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51">
                <text:list-item>
                  <text:p text:style-name="P260"><text:span text:style-name="T2">user_nome</text:span><text:line-break/>O nome do usuário do banco de dados que você deseja criar.<text:line-break/></text:p>
                </text:list-item>
                <text:list-item>
                  <text:p text:style-name="P260"><text:span text:style-name="T2">login_nome</text:span><text:line-break/>O <text:span text:style-name="T1">Login</text:span> usado para se conectar à instância do SQL Server.<text:line-break/></text:p>
                </text:list-item>
              </text:list>
            </text:list-item>
          </text:list>
        </text:list-item>
        <text:list-item>
          <text:p text:style-name="P258">Listar usuários:<text:line-break/></text:p>
          <text:list text:style-name="L252">
            <text:list-item>
              <text:p text:style-name="P261">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61">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58">Mostrar usuário conectado atual:<text:line-break/></text:p>
          <text:list text:style-name="L253">
            <text:list-item>
              <text:p text:style-name="P262">Função <text:span text:style-name="T1">SUSER_NAME</text:span>().<text:line-break/></text:p>
            </text:list-item>
            <text:list-item>
              <text:p text:style-name="P262">Função que retorna o usuario logado no banco de dados no momento.<text:line-break/></text:p>
            </text:list-item>
            <text:list-item>
              <text:p text:style-name="P262">Útil para usar dentro de <text:span text:style-name="T1">TRIGGERS</text:span> para salvar o usuario reponsavel por alguma alteração numa tabela (audutoria).<text:line-break/></text:p>
            </text:list-item>
            <text:list-item>
              <text:p text:style-name="P262">Sintaxe:<text:line-break/><text:span text:style-name="T1">SELECT</text:span> <text:span text:style-name="T1">SUSER_NAME</text:span>()<text:line-break/><text:span text:style-name="T1">GO</text:span><text:line-break/></text:p>
            </text:list-item>
          </text:list>
        </text:list-item>
        <text:list-item>
          <text:p text:style-name="P258">Removendo usuários:<text:line-break/></text:p>
          <text:list text:style-name="L254">
            <text:list-item>
              <text:p text:style-name="P263">A instrução <text:span text:style-name="T1">DROP USER</text:span> é usada para remover um usuário do banco de dados SQL Server.<text:line-break/></text:p>
            </text:list-item>
            <text:list-item>
              <text:p text:style-name="P263">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5.3.3 Permissões<text:bookmark-end text:name="permissões"/></text:h>
      <text:list text:style-name="L255">
        <text:list-item>
          <text:p text:style-name="P264"><text:span text:style-name="T1">GRANT</text:span><text:line-break/></text:p>
          <text:list text:style-name="L256">
            <text:list-item>
              <text:p text:style-name="P265">Permitir que usuários especificados realizem tarefas especificadas.<text:line-break/></text:p>
            </text:list-item>
            <text:list-item>
              <text:p text:style-name="P265">Tambem permite gerenciar permissão para realizar tarefas especificas em database e/ou tabelas especificas.<text:line-break/></text:p>
            </text:list-item>
            <text:list-item>
              <text:p text:style-name="P265">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65">Revisar as permissões atuais de um usuário:<text:line-break/></text:p>
              <text:list text:style-name="L257">
                <text:list-item>
                  <text:p text:style-name="P266">Para obter informações sobre as permissões dos usuários ou funções, você pode consultar a exibição do catálogo do sistema sys.database_principals.<text:line-break/></text:p>
                </text:list-item>
                <text:list-item>
                  <text:p text:style-name="P266">Esta será uma lista enorme. Você também pode personalizar essa consulta para obter as permissões associadas a um usuário ou função adicionando a condição WHERE.<text:line-break/></text:p>
                </text:list-item>
                <text:list-item>
                  <text:p text:style-name="P266">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64"><text:span text:style-name="T1">REVOKE</text:span><text:line-break/></text:p>
          <text:list text:style-name="L258">
            <text:list-item>
              <text:p text:style-name="P267">Cancela/revoga permissões previamente concedidas.<text:line-break/></text:p>
            </text:list-item>
            <text:list-item>
              <text:p text:style-name="P267">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64"><text:span text:style-name="T1">DENY</text:span><text:line-break/></text:p>
          <text:list text:style-name="L259">
            <text:list-item>
              <text:p text:style-name="P268">O comando é usado para impedir explicitamente que um usuário receba uma permissão específica.<text:line-break/></text:p>
            </text:list-item>
            <text:list-item>
              <text:p text:style-name="P268">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68">Todas as opções da instrução <text:span text:style-name="T1">DENY</text:span> têm o mesmo significado lógico que as opções com o mesmo nome na instrução <text:span text:style-name="T1">GRANT</text:span>.<text:line-break/></text:p>
            </text:list-item>
            <text:list-item>
              <text:p text:style-name="P268"><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68">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64">Privilégios que podem ser CONCEDIDOS à ou REVOCADOS de um usuário:<text:line-break/></text:p>
          <text:list text:style-name="L260">
            <text:list-item>
              <text:p text:style-name="P269"><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69"><text:span text:style-name="T1">CREATE</text:span> — permite criar novas tabelas ou bancos de dados.<text:line-break/></text:p>
            </text:list-item>
            <text:list-item>
              <text:p text:style-name="P269"><text:span text:style-name="T1">SELECT</text:span> - permite usar o comando SELECT para ler os bancos de dados.<text:line-break/></text:p>
            </text:list-item>
            <text:list-item>
              <text:p text:style-name="P269"><text:span text:style-name="T1">DROP</text:span> — permite deletar tabelas ou bancos de dados.<text:line-break/></text:p>
            </text:list-item>
            <text:list-item>
              <text:p text:style-name="P269"><text:span text:style-name="T1">DELETE</text:span> — permite excluir linhas de tabelas.<text:line-break/></text:p>
            </text:list-item>
            <text:list-item>
              <text:p text:style-name="P269"><text:span text:style-name="T1">INSERT</text:span> — permite inserir linhas em tabelas.<text:line-break/></text:p>
            </text:list-item>
            <text:list-item>
              <text:p text:style-name="P269"><text:span text:style-name="T1">UPDATE</text:span> — permite atualizar linhas de tabelas.<text:line-break/></text:p>
            </text:list-item>
            <text:list-item>
              <text:p text:style-name="P269"><text:span text:style-name="T1">REFERENCES</text:span> - Capacidade de criar uma restrição que se refere à tabela.<text:line-break/></text:p>
            </text:list-item>
            <text:list-item>
              <text:p text:style-name="P269"><text:span text:style-name="T1">ALTER</text:span> - Capacidade de executar instruções <text:span text:style-name="T1">ALTER TABLE</text:span> para alterar a definição da tabela.<text:line-break/></text:p>
            </text:list-item>
            <text:list-item>
              <text:p text:style-name="P269"><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5.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61">
        <text:list-item>
          <text:p text:style-name="P270"><text:span text:style-name="T1">BEGIN TRANSACTION</text:span><text:line-break/></text:p>
          <text:list text:style-name="L262">
            <text:list-item>
              <text:p text:style-name="P271">O comando garante que diversas instruções sejam executadas, porem se alguma for mal sucedida todas falham.<text:line-break/></text:p>
            </text:list-item>
            <text:list-item>
              <text:p text:style-name="P271">É possivel avaliar o processo de implementação das instruções e seus resultados e caso necessario regredir ao estado anterior as instruções ou confirmar sua implementação.<text:line-break/></text:p>
            </text:list-item>
            <text:list-item>
              <text:p text:style-name="P271">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71">Sintaxe:<text:line-break/><text:span text:style-name="T1">BEGIN TRANSACTION</text:span> (ou apenas, <text:span text:style-name="T1">BEGIN</text:span>)<text:line-break/></text:p>
            </text:list-item>
          </text:list>
        </text:list-item>
        <text:list-item>
          <text:p text:style-name="P270"><text:span text:style-name="T1">BACKROLL</text:span><text:line-break/></text:p>
          <text:list text:style-name="L263">
            <text:list-item>
              <text:p text:style-name="P272">Regressão para o estado anterior ao inicio da transação (<text:span text:style-name="T1">BEGIN TRANSACTION</text:span>).<text:line-break/></text:p>
            </text:list-item>
            <text:list-item>
              <text:p text:style-name="P272">Sintaxe:<text:line-break/><text:span text:style-name="T1">BACKROLL</text:span><text:line-break/><text:span text:style-name="T1">GO</text:span><text:line-break/></text:p>
            </text:list-item>
          </text:list>
        </text:list-item>
        <text:list-item>
          <text:p text:style-name="P270"><text:span text:style-name="T1">COMMIT</text:span><text:line-break/></text:p>
          <text:list text:style-name="L264">
            <text:list-item>
              <text:p text:style-name="P273">Confirmação de que as instruções da transação (<text:span text:style-name="T1">BEGIN TRANSACTION</text:span>) podem ser implementadas sem problemas.<text:line-break/></text:p>
            </text:list-item>
            <text:list-item>
              <text:p text:style-name="P273">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6 Observações<text:bookmark-end text:name="observações"/></text:h>
      <text:h text:style-name="Heading_20_2" text:outline-level="2"><text:bookmark-start text:name="problemas-para-fazer-login-o-ssms"/>16.1 Problemas para fazer <text:span text:style-name="T2">login</text:span> o <text:span text:style-name="T1">SSMS</text:span><text:bookmark-end text:name="problemas-para-fazer-login-o-ssms"/></text:h>
      <text:list text:style-name="L265">
        <text:list-item>
          <text:p text:style-name="P274">Caso o <text:span text:style-name="T1">SSMS</text:span> não identifique o usuário “sa” e senha como deveria, seguir os seguintes passos:<text:line-break/></text:p>
          <text:list text:style-name="L266">
            <text:list-item>
              <text:p text:style-name="P275">Desabilitar temporariamente o antivirus do computados.<text:line-break/></text:p>
            </text:list-item>
            <text:list-item>
              <text:p text:style-name="P275">Desabilitar o “<text:span text:style-name="T1">firewall</text:span>” do computados.<text:line-break/>“Painel de Controle\Sistema e Segurança\Windows Defender Firewall\Personalizar Configurações”<text:line-break/></text:p>
            </text:list-item>
            <text:list-item>
              <text:p text:style-name="P275">Abrir o <text:span text:style-name="T2">instalador</text:span> de <text:span text:style-name="T1">SQL Server</text:span> e pedir para “<text:span text:style-name="T1">Reparar</text:span>”.<text:line-break/></text:p>
            </text:list-item>
            <text:list-item>
              <text:p text:style-name="P275">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6.2 Abreviações do nome de restrições (<text:span text:style-name="T1">CONSTRAINTS</text:span>) no dicionario de dados - sistema (boas práticas)<text:bookmark-end text:name="abreviações-do-nome-de-restrições-constraints-no-dicionario-de-dados---sistema-boas-práticas"/></text:h>
      <text:list text:style-name="L267">
        <text:list-item>
          <text:p text:style-name="P276">Padronização do nome das restrições salvas no sistema.<text:line-break/></text:p>
        </text:list-item>
        <text:list-item>
          <text:p text:style-name="P276">Abreviações do nome das restrições (<text:span text:style-name="T1">CONSTRAINTS</text:span>), para salvar no sistema por meio do <text:span text:style-name="T1">ALTER TABLE</text:span>.<text:line-break/></text:p>
          <text:list text:style-name="L268">
            <text:list-item>
              <text:p text:style-name="P277">‘<text:span text:style-name="T1">PK</text:span>’ é abreviação de “<text:span text:style-name="T1">PRIMARY KEY</text:span>”<text:line-break/></text:p>
            </text:list-item>
            <text:list-item>
              <text:p text:style-name="P277">‘<text:span text:style-name="T1">FK</text:span>’ é abreviação de “<text:span text:style-name="T1">FOERIGN</text:span>”<text:line-break/></text:p>
            </text:list-item>
            <text:list-item>
              <text:p text:style-name="P277">‘<text:span text:style-name="T1">UQ</text:span>’ é abreviação de “<text:span text:style-name="T1">UNIQUE</text:span>”<text:line-break/></text:p>
            </text:list-item>
            <text:list-item>
              <text:p text:style-name="P277">‘<text:span text:style-name="T1">CK</text:span>’ é abreviação de “<text:span text:style-name="T1">CHECK</text:span>”<text:line-break/></text:p>
            </text:list-item>
          </text:list>
        </text:list-item>
      </text:list>
      <text:h text:style-name="Heading_20_2" text:outline-level="2"><text:bookmark-start text:name="formato-da-data-no-sistema"/>16.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7 Andamento dos Estudos<text:bookmark-end text:name="andamento-dos-estudos"/></text:h>
      <text:h text:style-name="Heading_20_2" text:outline-level="2"><text:bookmark-start text:name="assunto-em-andamento"/>17.1 Assunto em andamento<text:bookmark-end text:name="assunto-em-andamento"/></text:h>
      <text:p text:style-name="First_20_paragraph">Atualmente estou estudando Módulo 27 - AULA 109 e 11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7-15T00:38:21Z</meta:creation-date>
    <dc:date>2022-07-15T00:38:21Z</dc:date>
    <meta:user-defined meta:name="date" meta:value-type="string">2022-07-14</meta:user-defined>
    <meta:user-defined meta:name="output" meta:value-type="string"/>
    <meta:user-defined meta:name="subtitle" meta:value-type="string">Readme.rmd</meta:user-defined>
  </office:meta>
</office:document-meta>
</file>